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4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6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19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1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Standard">
      <style:text-properties style:use-window-font-color="true" officeooo:rsid="001f79f9" officeooo:paragraph-rsid="001f79f9"/>
    </style:style>
    <style:style style:name="P26" style:family="paragraph" style:parent-style-name="Standard">
      <style:text-properties style:use-window-font-color="true" officeooo:rsid="0020a595" officeooo:paragraph-rsid="0020a595"/>
    </style:style>
    <style:style style:name="P27" style:family="paragraph" style:parent-style-name="Standard">
      <style:text-properties style:use-window-font-color="true" officeooo:rsid="002481a3" officeooo:paragraph-rsid="002481a3"/>
    </style:style>
    <style:style style:name="P28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29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30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31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32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33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34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35" style:family="paragraph" style:parent-style-name="Standard">
      <style:text-properties style:use-window-font-color="true" style:text-underline-style="none" officeooo:rsid="00253fdd" officeooo:paragraph-rsid="00253fdd"/>
    </style:style>
    <style:style style:name="P36" style:family="paragraph" style:parent-style-name="Standard">
      <style:text-properties style:use-window-font-color="true" style:text-underline-style="none" officeooo:rsid="0029a577" officeooo:paragraph-rsid="0029a577"/>
    </style:style>
    <style:style style:name="P37" style:family="paragraph" style:parent-style-name="Standard">
      <style:text-properties style:use-window-font-color="true" style:text-underline-style="none" officeooo:rsid="002a6818" officeooo:paragraph-rsid="002a6818"/>
    </style:style>
    <style:style style:name="P38" style:family="paragraph" style:parent-style-name="Standard">
      <style:text-properties style:use-window-font-color="true" style:text-underline-style="none" officeooo:rsid="002cceaa" officeooo:paragraph-rsid="002cceaa"/>
    </style:style>
    <style:style style:name="P39" style:family="paragraph" style:parent-style-name="Standard">
      <style:text-properties style:use-window-font-color="true" style:text-underline-style="none" officeooo:rsid="002f6df8" officeooo:paragraph-rsid="002f6df8"/>
    </style:style>
    <style:style style:name="P40" style:family="paragraph" style:parent-style-name="Standard">
      <style:text-properties style:use-window-font-color="true" style:text-underline-style="none" officeooo:rsid="002fd717" officeooo:paragraph-rsid="002fd717"/>
    </style:style>
    <style:style style:name="P41" style:family="paragraph" style:parent-style-name="Standard">
      <style:text-properties style:use-window-font-color="true" style:text-underline-style="none" officeooo:rsid="0048d86c" officeooo:paragraph-rsid="0048d86c"/>
    </style:style>
    <style:style style:name="P42" style:family="paragraph" style:parent-style-name="Standard">
      <style:text-properties style:use-window-font-color="true" style:text-underline-style="none" officeooo:rsid="004925e9" officeooo:paragraph-rsid="004925e9"/>
    </style:style>
    <style:style style:name="P43" style:family="paragraph" style:parent-style-name="Standard">
      <style:text-properties style:use-window-font-color="true" officeooo:rsid="00253fdd" officeooo:paragraph-rsid="00253fdd"/>
    </style:style>
    <style:style style:name="P44" style:family="paragraph" style:parent-style-name="Standard">
      <style:text-properties style:use-window-font-color="true" officeooo:rsid="0026e81d" officeooo:paragraph-rsid="0026e81d"/>
    </style:style>
    <style:style style:name="P45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46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47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48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49" style:family="paragraph" style:parent-style-name="Standard">
      <style:text-properties style:use-window-font-color="true" officeooo:rsid="0028bc3a" officeooo:paragraph-rsid="0028bc3a"/>
    </style:style>
    <style:style style:name="P50" style:family="paragraph" style:parent-style-name="Standard">
      <style:text-properties style:use-window-font-color="true" officeooo:rsid="0029a577" officeooo:paragraph-rsid="0029a577"/>
    </style:style>
    <style:style style:name="P51" style:family="paragraph" style:parent-style-name="Standard">
      <style:text-properties style:use-window-font-color="true" officeooo:paragraph-rsid="002f6df8"/>
    </style:style>
    <style:style style:name="P52" style:family="paragraph" style:parent-style-name="Standard">
      <style:text-properties style:use-window-font-color="true" officeooo:rsid="002fd717" officeooo:paragraph-rsid="002fd717"/>
    </style:style>
    <style:style style:name="P53" style:family="paragraph" style:parent-style-name="Standard">
      <style:text-properties style:use-window-font-color="true" officeooo:paragraph-rsid="003083e3"/>
    </style:style>
    <style:style style:name="P54" style:family="paragraph" style:parent-style-name="Standard">
      <style:text-properties style:use-window-font-color="true" officeooo:rsid="0048d86c" officeooo:paragraph-rsid="0048d86c"/>
    </style:style>
    <style:style style:name="P55" style:family="paragraph" style:parent-style-name="Standard">
      <style:text-properties style:use-window-font-color="true" officeooo:paragraph-rsid="004ee978"/>
    </style:style>
    <style:style style:name="P56" style:family="paragraph" style:parent-style-name="Standard">
      <style:text-properties fo:color="#3465a4" style:font-name="JetBrains Mono1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57" style:family="paragraph" style:parent-style-name="Standard">
      <style:text-properties fo:color="#3465a4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5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59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6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6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6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6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79" style:family="paragraph" style:parent-style-name="Standard">
      <style:text-properties officeooo:paragraph-rsid="0057178c"/>
    </style:style>
    <style:style style:name="P80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81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82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83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84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85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86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87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8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89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9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91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92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93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94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break-before="page"/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97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98" style:family="paragraph" style:parent-style-name="Text_20_body">
      <style:text-properties style:use-window-font-color="true" officeooo:paragraph-rsid="0048d86c"/>
    </style:style>
    <style:style style:name="P99" style:family="paragraph" style:parent-style-name="Text_20_body">
      <style:text-properties style:use-window-font-color="true" officeooo:rsid="004c31cc" officeooo:paragraph-rsid="0048d86c"/>
    </style:style>
    <style:style style:name="P100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01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02" style:family="paragraph" style:parent-style-name="Text_20_body">
      <style:text-properties style:use-window-font-color="true" officeooo:paragraph-rsid="004d2392"/>
    </style:style>
    <style:style style:name="P103" style:family="paragraph" style:parent-style-name="Text_20_body">
      <style:text-properties style:use-window-font-color="true" style:text-underline-style="none" officeooo:rsid="0048d86c" officeooo:paragraph-rsid="0048d86c"/>
    </style:style>
    <style:style style:name="P104" style:family="paragraph" style:parent-style-name="Text_20_body">
      <style:text-properties style:use-window-font-color="true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105" style:family="paragraph" style:parent-style-name="Text_20_body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106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07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08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0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1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1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1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14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15" style:family="paragraph" style:parent-style-name="Standard" style:list-style-name="L1">
      <style:text-properties style:use-window-font-color="true" officeooo:rsid="001f79f9" officeooo:paragraph-rsid="001f79f9"/>
    </style:style>
    <style:style style:name="P116" style:family="paragraph" style:parent-style-name="Standard" style:list-style-name="L2">
      <style:text-properties style:use-window-font-color="true" officeooo:rsid="001f79f9" officeooo:paragraph-rsid="001f79f9"/>
    </style:style>
    <style:style style:name="P117" style:family="paragraph" style:parent-style-name="Standard" style:list-style-name="L2">
      <style:text-properties style:use-window-font-color="true" officeooo:rsid="0020a595" officeooo:paragraph-rsid="0020a595"/>
    </style:style>
    <style:style style:name="P118" style:family="paragraph" style:parent-style-name="Standard" style:list-style-name="L3">
      <style:text-properties style:use-window-font-color="true" officeooo:rsid="0020a595" officeooo:paragraph-rsid="0020a595"/>
    </style:style>
    <style:style style:name="P119" style:family="paragraph" style:parent-style-name="Standard" style:list-style-name="L2">
      <style:text-properties style:use-window-font-color="true" officeooo:rsid="002168f8" officeooo:paragraph-rsid="002168f8"/>
    </style:style>
    <style:style style:name="P120" style:family="paragraph" style:parent-style-name="Standard" style:list-style-name="L2">
      <style:text-properties style:use-window-font-color="true" officeooo:rsid="002435e6" officeooo:paragraph-rsid="002435e6"/>
    </style:style>
    <style:style style:name="P121" style:family="paragraph" style:parent-style-name="Standard" style:list-style-name="L2">
      <style:text-properties style:use-window-font-color="true" officeooo:rsid="0022e927" officeooo:paragraph-rsid="0022e927"/>
    </style:style>
    <style:style style:name="P122" style:family="paragraph" style:parent-style-name="Standard" style:list-style-name="L2">
      <style:text-properties style:use-window-font-color="true" officeooo:rsid="002481a3" officeooo:paragraph-rsid="002481a3"/>
    </style:style>
    <style:style style:name="P123" style:family="paragraph" style:parent-style-name="Standard" style:list-style-name="L4">
      <style:text-properties style:use-window-font-color="true" officeooo:rsid="002f6df8" officeooo:paragraph-rsid="002f6df8"/>
    </style:style>
    <style:style style:name="P124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25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26" style:family="paragraph" style:parent-style-name="Standard" style:list-style-name="L5">
      <style:text-properties style:use-window-font-color="true" officeooo:rsid="002fd717" officeooo:paragraph-rsid="002fd717"/>
    </style:style>
    <style:style style:name="P127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8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29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30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31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32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33" style:family="paragraph" style:parent-style-name="Standard" style:list-style-name="L10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4" style:family="paragraph" style:parent-style-name="Standard" style:list-style-name="L11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35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136" style:family="paragraph" style:parent-style-name="Standard" style:list-style-name="L12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3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38" style:family="paragraph" style:parent-style-name="Standard" style:list-style-name="L11">
      <style:text-properties style:use-window-font-color="true" officeooo:paragraph-rsid="0052e784"/>
    </style:style>
    <style:style style:name="P139" style:family="paragraph" style:parent-style-name="Standard" style:list-style-name="L2">
      <style:text-properties officeooo:rsid="001f79f9" officeooo:paragraph-rsid="001f79f9"/>
    </style:style>
    <style:style style:name="P140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41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42" style:family="paragraph" style:parent-style-name="Standard" style:list-style-name="L12">
      <style:text-properties officeooo:paragraph-rsid="005a9ac5"/>
    </style:style>
    <style:style style:name="P143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44" style:family="paragraph" style:parent-style-name="Standard" style:list-style-name="L10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45" style:family="paragraph">
      <style:paragraph-properties style:text-autospace="none"/>
    </style:style>
    <style:style style:name="P146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47" style:family="paragraph">
      <loext:graphic-properties draw:fill="none" draw:fill-color="#ffffff"/>
      <style:paragraph-properties style:writing-mode="lr-tb"/>
    </style:style>
    <style:style style:name="P148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49" style:family="paragraph">
      <loext:graphic-properties draw:fill="none" draw:fill-color="#ffffff"/>
      <style:paragraph-properties style:writing-mode="lr-tb"/>
      <style:text-properties fo:color="#000000"/>
    </style:style>
    <style:style style:name="P150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officeooo:rsid="003cc727"/>
    </style:style>
    <style:style style:name="T11" style:family="text">
      <style:text-properties officeooo:rsid="003e526f"/>
    </style:style>
    <style:style style:name="T12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14" style:family="text">
      <style:text-properties style:font-name="JetBrains Mono1" fo:font-size="10pt" fo:font-style="normal" fo:font-weight="normal" officeooo:rsid="0048d86c" style:font-size-asian="10pt" style:font-style-asian="normal" style:font-weight-asian="normal"/>
    </style:style>
    <style:style style:name="T15" style:family="text">
      <style:text-properties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16" style:family="text">
      <style:text-properties style:font-name="JetBrains Mono1" fo:font-size="10pt" fo:font-style="normal" style:font-size-asian="10pt" style:font-style-asian="normal"/>
    </style:style>
    <style:style style:name="T17" style:family="text">
      <style:text-properties style:font-name="JetBrains Mono1" fo:font-size="10pt" fo:font-style="normal" fo:font-weight="bold" style:font-size-asian="10pt" style:font-style-asian="normal" style:font-weight-asian="bold" style:font-weight-complex="bold"/>
    </style:style>
    <style:style style:name="T18" style:family="text">
      <style:text-properties style:font-name="JetBrains Mono1" fo:font-size="10pt" style:font-size-asian="10pt"/>
    </style:style>
    <style:style style:name="T19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20" style:family="text">
      <style:text-properties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21" style:family="text">
      <style:text-properties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22" style:family="text">
      <style:text-properties officeooo:rsid="004925e9"/>
    </style:style>
    <style:style style:name="T23" style:family="text">
      <style:text-properties officeooo:rsid="004c31cc"/>
    </style:style>
    <style:style style:name="T24" style:family="text">
      <style:text-properties fo:color="#2a6099"/>
    </style:style>
    <style:style style:name="T25" style:family="text">
      <style:text-properties fo:color="#2a6099"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28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29" style:family="text">
      <style:text-properties style:use-window-font-color="true" style:font-name="JetBrains Mono1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30" style:family="text">
      <style:text-properties fo:font-size="9pt" fo:font-style="italic" style:font-size-asian="9pt" style:font-style-asian="italic" style:font-size-complex="9pt" style:font-style-complex="italic"/>
    </style:style>
    <style:style style:name="T3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2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33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4" style:family="text">
      <style:text-properties fo:color="#cc7832" fo:font-size="10pt" fo:font-style="normal" style:font-size-asian="10pt" style:font-style-asian="normal"/>
    </style:style>
    <style:style style:name="T35" style:family="text">
      <style:text-properties fo:color="#808080" fo:font-size="10pt" fo:font-style="normal" style:font-size-asian="10pt" style:font-style-asian="normal"/>
    </style:style>
    <style:style style:name="T36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37" style:family="text">
      <style:text-properties fo:color="#a9b7c6" fo:font-size="10pt" fo:font-style="normal" style:font-size-asian="10pt" style:font-style-asian="normal"/>
    </style:style>
    <style:style style:name="T38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style:font-name="JetBrains Mono1" fo:font-size="10pt" fo:font-style="normal" fo:font-weight="normal" officeooo:rsid="005a9ac5" style:font-size-asian="10pt" style:font-style-asian="normal" style:font-weight-asian="normal"/>
    </style:style>
    <style:style style:name="T40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41" style:family="text">
      <style:text-properties fo:color="#bbb529" style:font-name="JetBrains Mono1" fo:font-size="10pt" fo:font-style="normal" fo:font-weight="normal" officeooo:rsid="005a9ac5" style:font-size-asian="10pt" style:font-style-asian="normal" style:font-weight-asian="normal"/>
    </style:style>
    <style:style style:name="T42" style:family="text">
      <style:text-properties fo:color="#bbb529" fo:font-size="10pt" fo:font-style="normal" style:font-size-asian="10pt" style:font-style-asian="normal"/>
    </style:style>
    <style:style style:name="T43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45" style:family="text">
      <style:text-properties style:use-window-font-color="true" style:font-name="JetBrains Mono" fo:font-size="10pt" style:font-name-asian="JetBrains Mono" style:font-size-asian="10pt" style:font-name-complex="JetBrains Mono" style:font-size-complex="10pt"/>
    </style:style>
    <style:style style:name="T46" style:family="text">
      <style:text-properties style:use-window-font-color="true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47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48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49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50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1" style:family="text">
      <style:text-properties fo:color="#c9211e"/>
    </style:style>
    <style:style style:name="T52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53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54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55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56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7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8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92853523" text:style-name="L1">
        <text:list-item>
          <text:p text:style-name="P115">What I did</text:p>
        </text:list-item>
      </text:list>
      <text:p text:style-name="P25"/>
      <text:list xml:id="list449308813" text:style-name="L2">
        <text:list-item>
          <text:p text:style-name="P116">Forked repostitory start from Spring guru. (Could create own with only a READMe.md)</text:p>
        </text:list-item>
        <text:list-item>
          <text:p text:style-name="P116">open IntelliJ → file→ new project → from version control → from workDirectory\sfg-di (created new directory sfg-di)</text:p>
        </text:list-item>
        <text:list-item>
          <text:p text:style-name="P139"><text:span text:style-name="T26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16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17">add and commit work to master branch</text:p>
          <text:p text:style-name="P117"><text:s text:c="16"/>git add .</text:p>
          <text:p text:style-name="P117"><text:tab/> <text:s text:c="3"/>git comit -m "add spring depency project"</text:p>
        </text:list-item>
        <text:list-item>
          <text:p text:style-name="P117">create new branch add-spring-project</text:p>
        </text:list-item>
      </text:list>
      <text:p text:style-name="P26"><text:tab/><text:tab/>git switch -c add-spring-project</text:p>
      <text:list xml:id="list1727157435" text:style-name="L3">
        <text:list-header>
          <text:p text:style-name="P118"/>
        </text:list-header>
      </text:list>
      <text:p text:style-name="P26"><text:s text:c="11"/></text:p>
      <text:list xml:id="list94535832885161" text:continue-list="list449308813" text:style-name="L2">
        <text:list-item>
          <text:p text:style-name="P116">extract the contends and drag and dop the files to the pr<text:span text:style-name="T1">o</text:span>ject directory</text:p>
          <text:p text:style-name="P117"/>
        </text:list-item>
        <text:list-item>
          <text:p text:style-name="P119">open pom, right click in text área and select “add as maven project”</text:p>
        </text:list-item>
        <text:list-item>
          <text:p text:style-name="P120">set up the JDK in file→ project structure</text:p>
        </text:list-item>
        <text:list-item>
          <text:p text:style-name="P121">run “verify” on the project</text:p>
        </text:list-item>
        <text:list-item>
          <text:p text:style-name="P122">Add and commit work to branch and push to gitHub</text:p>
        </text:list-item>
      </text:list>
      <text:p text:style-name="P27"><text:s text:c="14"/>git commit -am "add spring project"</text:p>
      <text:p text:style-name="P27"><text:s text:c="14"/>git push add-spring-project</text:p>
      <text:p text:style-name="P27"/>
      <text:p text:style-name="P27"/>
      <text:p text:style-name="P86">Lesson 32 The Spring Context</text:p>
      <text:p text:style-name="P28"/>
      <text:p text:style-name="P35">Here one makes use of the Spring <text:s/>context.</text:p>
      <text:p text:style-name="P35">It give one components (Objects – Spring Beans) that one uses.</text:p>
      <text:p text:style-name="P35">We ask the Spring context, our application, for a reference to those objects.</text:p>
      <text:p text:style-name="P35">Here we will create a Spring controller and then ask the context for a reference to this</text:p>
      <text:p text:style-name="P35">Spring managed Object (Spring Bean)</text:p>
      <text:p text:style-name="P35"/>
      <text:p text:style-name="P4"><draw:frame text:anchor-type="paragraph" draw:z-index="1" draw:name="Shape1" draw:style-name="gr44" draw:text-style-name="P147" svg:width="11.792cm" svg:height="7.129cm" svg:x="0.496cm" svg:y="0.328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48">// add as Spring managed controller</text:span><text:span text:style-name="T48"><text:line-break/></text:span><text:span text:style-name="T53">@Controller</text:span><text:span text:style-name="T53"><text:line-break/></text:span><text:span text:style-name="T47">public class </text:span><text:span text:style-name="T52">MyController {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sayHello</text:span><text:span text:style-name="T52">(){</text:span><text:span text:style-name="T52"><text:line-break/></text:span><text:span text:style-name="T52"> <text:s text:c="7"/>System.</text:span><text:span text:style-name="T57">out</text:span><text:span text:style-name="T52">.println(</text:span><text:span text:style-name="T49">"Hello world!!"</text:span><text:span text:style-name="T52">)</text:span><text:span text:style-name="T47">;</text:span><text:span text:style-name="T47"><text:line-break/></text:span><text:span text:style-name="T47"> <text:s text:c="7"/>return </text:span><text:span text:style-name="T49">"Hi folks!!!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35"/>
      <text:p text:style-name="P35"/>
      <text:p text:style-name="P3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 text:c="4"/><text:span text:style-name="T2">In The application main class</text:span></text:p>
      <text:p text:style-name="P43"><draw:frame text:anchor-type="paragraph" draw:z-index="2" draw:name="Shape2" draw:style-name="gr22" draw:text-style-name="P147" svg:width="17.777cm" svg:height="6.167cm" svg:x="0.661cm" svg:y="0.413cm"><draw:text-box><text:p text:style-name="P145"><text:span text:style-name="T47">public static void </text:span><text:span text:style-name="T54">main</text:span><text:span text:style-name="T52">(String[] args) {</text:span><text:span text:style-name="T52"><text:line-break/></text:span><text:span text:style-name="T52"><text:line-break/></text:span><text:span text:style-name="T52"><text:tab/></text:span><text:span text:style-name="T48">//SpringApplication.run(SfgDiApplication.class, args);</text:span><text:span text:style-name="T48"><text:line-break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52">ApplicationContext ctx = SpringApplication.</text:span><text:span text:style-name="T56">run</text:span><text:span text:style-name="T52">(SfgDiApplication.</text:span><text:span text:style-name="T47">class, </text:span><text:span text:style-name="T52">args)</text:span><text:span text:style-name="T47">;</text:span><text:span text:style-name="T47"><text:line-break/></text:span><text:span text:style-name="T47"> <text:s text:c="3"/></text:span><text:span text:style-name="T48">/*</text:span><text:span text:style-name="T48"><text:line-break/></text:span><text:span text:style-name="T48"> <text:s text:c="6"/>return a reference to the controller from the context</text:span><text:span text:style-name="T48"><text:line-break/></text:span><text:span text:style-name="T48"> <text:s text:c="6"/>by default the name is the same, but starts with lowercase</text:span><text:span text:style-name="T48"><text:line-break/></text:span><text:span text:style-name="T48"> <text:s text:c="6"/>Must cast as it's an Object type returned</text:span><text:span text:style-name="T48"><text:line-break/></text:span><text:span text:style-name="T48"> <text:s text:c="4"/>*/</text:span><text:span text:style-name="T48"><text:line-break/></text:span><text:span text:style-name="T48"><text:tab/></text:span><text:span text:style-name="T52">MyController myController = (MyController)ctx.getBean(</text:span><text:span text:style-name="T49">"myController"</text:span><text:span text:style-name="T52">)</text:span><text:span text:style-name="T47">;</text:span><text:span text:style-name="T47"><text:line-break/></text:span><text:span text:style-name="T47"><text:line-break/></text:span><text:span text:style-name="T47"><text:tab/></text:span><text:span text:style-name="T52">String greeting = myController.sayHello()</text:span><text:span text:style-name="T47">;</text:span><text:span text:style-name="T47"><text:line-break/></text:span><text:span text:style-name="T47"><text:tab/></text:span><text:span text:style-name="T52">System.</text:span><text:span text:style-name="T57">out</text:span><text:span text:style-name="T52">.println(greeting)</text:span><text:span text:style-name="T47">;</text:span><text:span text:style-name="T47"><text:line-break/></text:span><text:span text:style-name="T52">}</text:span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 text:c="3"/></text:p>
      <text:p text:style-name="P44">outputs</text:p>
      <text:p text:style-name="P44"><draw:frame text:anchor-type="paragraph" draw:z-index="3" draw:name="Shape3" draw:style-name="gr43" draw:text-style-name="P147" svg:width="5.028cm" svg:height="1.654cm" svg:x="-0.116cm" svg:y="0.363cm"><draw:text-box><text:p>Hello world!!</text:p><text:p>Hi folks!!!</text:p></draw:text-box></draw:frame><text:s/></text:p>
      <text:p text:style-name="P44"/>
      <text:p text:style-name="P44"/>
      <text:p text:style-name="P44"/>
      <text:p text:style-name="P44"/>
      <text:p text:style-name="P44"/>
      <text:p text:style-name="P87">Lesson 34 Dependency Injection without Spring</text:p>
      <text:p text:style-name="P29"/>
      <text:p text:style-name="P45">see the pdf at /Courses/UdemyCourses/SpringFramework5_Beginner_to_Guru/Section3_DependencyInjectionWithSpring/BasicsOfDepInjectionS5.pdf on this topic as well.</text:p>
      <text:p text:style-name="P45"/>
      <text:p text:style-name="P45">• DI can be done with Concrete Classes or with Interfaces</text:p>
      <text:p text:style-name="P45">• Generally DI with Concrete Classes should be avoided</text:p>
      <text:p text:style-name="P45">• DI via Interfaces is highly preferred</text:p>
      <text:p text:style-name="P45">• Allows runtime to decide implementation to inject</text:p>
      <text:p text:style-name="P1"><text:span text:style-name="T27">• Follows Interface Segregation Principle of SOLID →</text:span><text:span text:style-name="T28"> </text:span><text:a xlink:type="simple" xlink:href="https://youtu.be/M6rwl_AZPJg" text:style-name="Internet_20_link" text:visited-style-name="Visited_20_Internet_20_Link"><text:span text:style-name="T26"><text:s/>Master Interface Segregation Principle ISP</text:span></text:a></text:p>
      <text:p text:style-name="P45">• Also, makes your code more testable - mocking becomes trivial</text:p>
      <text:p text:style-name="P45"/>
      <text:p text:style-name="P49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45"/>
      <text:p text:style-name="P45"/>
      <text:p text:style-name="P49"><text:span text:style-name="T12">package guru.springframework.sfgdi.services;</text:span><text:line-break/><text:line-break/><text:span text:style-name="T12">public interface GreetingService {</text:span><text:line-break/><text:line-break/><text:span text:style-name="T12"> <text:s text:c="3"/>String sayGreeting();</text:span><text:line-break/><text:span text:style-name="T12">}</text:span></text:p>
      <text:p text:style-name="P49"/>
      <text:p text:style-name="P49"/>
      <text:p text:style-name="P49"><text:span text:style-name="T12">package guru.springframework.sfgdi.services;</text:span><text:line-break/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49"/>
      <text:p text:style-name="P30">Dependency injection via properties</text:p>
      <text:p text:style-name="P30"/>
      <text:p text:style-name="P36">• By class properties - least preferred</text:p>
      <text:p text:style-name="P36">• Can be public or private properties</text:p>
      <text:p text:style-name="P36">• Using private properties is EVIL</text:p>
      <text:p text:style-name="P36">• Spring can use reflection to set private properties</text:p>
      <text:p text:style-name="P36">• “Works” but is slow &amp; makes testing difficult</text:p>
      <text:p text:style-name="P36"/>
      <text:p text:style-name="P36"><draw:frame text:anchor-type="paragraph" draw:z-index="4" draw:name="Shape4" draw:style-name="gr42" draw:text-style-name="P147" svg:width="11.56cm" svg:height="5.345cm" svg:x="-0.083cm" svg:y="0.159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<text:line-break/></text:span><text:span text:style-name="T47">public class </text:span><text:span text:style-name="T52">PropertyInjectionController {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6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</text:p>
      <text:p text:style-name="P37"/>
      <text:p text:style-name="P37"/>
      <text:p text:style-name="P36"><draw:frame text:anchor-type="paragraph" draw:z-index="5" draw:name="Shape5" draw:style-name="gr30" draw:text-style-name="P147" svg:width="13.644cm" svg:height="10.277cm" svg:x="-0.101cm" svg:y="0.286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Impl</text:span><text:span text:style-name="T47">;</text:span><text:span text:style-name="T47"><text:line-break/></text:span><text:span text:style-name="T47">import </text:span><text:span text:style-name="T52">org.junit.jupiter.api.</text:span><text:span text:style-name="T53">BeforeEach</text:span><text:span text:style-name="T47">;</text:span><text:span text:style-name="T47"><text:line-break/></text:span><text:span text:style-name="T47">import </text:span><text:span text:style-name="T52">org.junit.jupiter.api.</text:span><text:span text:style-name="T53">Test</text:span><text:span text:style-name="T47">;</text:span><text:span text:style-name="T47"><text:line-break/></text:span><text:span text:style-name="T47"><text:line-break/></text:span><text:span text:style-name="T47">import static </text:span><text:span text:style-name="T52">org.junit.jupiter.api.Assertions.*</text:span><text:span text:style-name="T47">;</text:span><text:span text:style-name="T47"><text:line-break/></text:span><text:span text:style-name="T47"><text:line-break/></text:span><text:span text:style-name="T47">class </text:span><text:span text:style-name="T52">PropertyInjectionControllerTest {</text:span><text:span text:style-name="T52"><text:line-break/></text:span><text:span text:style-name="T52"> <text:s text:c="3"/>PropertyInjectionController </text:span><text:span text:style-name="T55">controller</text:span><text:span text:style-name="T47">;</text:span><text:span text:style-name="T47"><text:line-break/></text:span><text:span text:style-name="T47"> <text:s text:c="3"/></text:span><text:span text:style-name="T53">@BeforeEach</text:span><text:span text:style-name="T53"><text:line-break/></text:span><text:span text:style-name="T53"> <text:s text:c="3"/></text:span><text:span text:style-name="T47">void </text:span><text:span text:style-name="T54">setUp</text:span><text:span text:style-name="T52">() {</text:span><text:span text:style-name="T52"><text:line-break/></text:span><text:span text:style-name="T52"> <text:s text:c="7"/></text:span><text:span text:style-name="T48">// here we mimic what the Spring Framework would do</text:span><text:span text:style-name="T48"><text:line-break/></text:span><text:span text:style-name="T48"> <text:s text:c="7"/></text:span><text:span text:style-name="T55">controller </text:span><text:span text:style-name="T52">= </text:span><text:span text:style-name="T47">new </text:span><text:span text:style-name="T52">PropertyInjectionController()</text:span><text:span text:style-name="T47">;</text:span><text:span text:style-name="T48">// return a controller</text:span><text:span text:style-name="T48"><text:line-break/></text:span><text:span text:style-name="T48"> <text:s text:c="7"/>// controller uses the service</text:span><text:span text:style-name="T48"><text:line-break/></text:span><text:span text:style-name="T48"> <text:s text:c="7"/></text:span><text:span text:style-name="T55">controller</text:span><text:span text:style-name="T52">.</text:span><text:span text:style-name="T55">greetingService </text:span><text:span text:style-name="T52">= </text:span><text:span text:style-name="T47">new </text:span><text:span text:style-name="T52">GreetingServiceImpl()</text:span><text:span text:style-name="T47">;</text:span><text:span text:style-name="T48">// return a service</text:span><text:span text:style-name="T48"><text:line-break/></text:span><text:span text:style-name="T48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Test</text:span><text:span text:style-name="T53"><text:line-break/></text:span><text:span text:style-name="T53"> <text:s text:c="3"/></text:span><text:span text:style-name="T47">void </text:span><text:span text:style-name="T54">getGreeting</text:span><text:span text:style-name="T52">() {</text:span><text:span text:style-name="T52"><text:line-break/></text:span><text:span text:style-name="T52"> <text:s text:c="7"/>System.</text:span><text:span text:style-name="T57">out</text:span><text:span text:style-name="T52">.println(</text:span><text:span text:style-name="T55">controller</text:span><text:span text:style-name="T52">.getGreeting())</text:span><text:span text:style-name="T47">;</text:span><text:span text:style-name="T47"><text:line-break/>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Setter Based Dependency Injection</text:p>
      <text:p text:style-name="P31"/>
      <text:p text:style-name="P46">• By Setters - Area of much debate</text:p>
      <text:p text:style-name="P46"/>
      <text:p text:style-name="P46"><draw:frame text:anchor-type="paragraph" draw:z-index="6" draw:name="Shape6" draw:style-name="gr41" draw:text-style-name="P150" svg:width="16.901cm" svg:height="8.797cm" svg:x="0.512cm" svg:y="0.051cm"><draw:text-box><text:p text:style-name="P145"><text:span text:style-name="T58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<text:line-break/></text:span><text:span text:style-name="T47">public class </text:span><text:span text:style-name="T52">SetterInjectedController {</text:span><text:span text:style-name="T52"><text:line-break/></text:span><text:span text:style-name="T52"><text:line-break/></text:span><text:span text:style-name="T52"> <text:s text:c="3"/></text:span><text:span text:style-name="T47">private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void </text:span><text:span text:style-name="T54">setGreetingService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<text:line-break/></text:span><text:span text:style-name="T52">}</text:span></text:p></draw:text-box></draw:frame></text:p>
      <text:p text:style-name="P36"/>
      <text:p text:style-name="P50"/>
      <text:p text:style-name="P49"/>
      <text:p text:style-name="P49"/>
      <text:p text:style-name="P49"/>
      <text:p text:style-name="P49"/>
      <text:p text:style-name="P47"/>
      <text:p text:style-name="P49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91"><draw:frame text:anchor-type="paragraph" draw:z-index="7" draw:name="Shape7" draw:style-name="gr40" draw:text-style-name="P150" svg:width="15.414cm" svg:height="10.685cm" svg:x="-0.282cm" svg:y="0.353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Impl</text:span><text:span text:style-name="T47">;</text:span><text:span text:style-name="T47"><text:line-break/></text:span><text:span text:style-name="T47">import </text:span><text:span text:style-name="T52">org.junit.jupiter.api.</text:span><text:span text:style-name="T53">BeforeEach</text:span><text:span text:style-name="T47">;</text:span><text:span text:style-name="T47"><text:line-break/></text:span><text:span text:style-name="T47">import </text:span><text:span text:style-name="T52">org.junit.jupiter.api.</text:span><text:span text:style-name="T53">Test</text:span><text:span text:style-name="T47">;</text:span><text:span text:style-name="T47"><text:line-break/></text:span><text:span text:style-name="T47"><text:line-break/></text:span><text:span text:style-name="T47">import static </text:span><text:span text:style-name="T52">org.junit.jupiter.api.Assertions.*</text:span><text:span text:style-name="T47">;</text:span><text:span text:style-name="T47"><text:line-break/></text:span><text:span text:style-name="T47"><text:line-break/></text:span><text:span text:style-name="T47">class </text:span><text:span text:style-name="T52">SetterInjectedControllerTest {</text:span><text:span text:style-name="T52"><text:line-break/></text:span><text:span text:style-name="T52"> <text:s text:c="3"/>SetterInjectedController </text:span><text:span text:style-name="T55">controller</text:span><text:span text:style-name="T47">;</text:span><text:span text:style-name="T47"><text:line-break/></text:span><text:span text:style-name="T47"> <text:s text:c="3"/></text:span><text:span text:style-name="T53">@BeforeEach</text:span><text:span text:style-name="T53"><text:line-break/></text:span><text:span text:style-name="T53"> <text:s text:c="3"/></text:span><text:span text:style-name="T47">void </text:span><text:span text:style-name="T54">setUp</text:span><text:span text:style-name="T52">() {</text:span><text:span text:style-name="T52"><text:line-break/></text:span><text:span text:style-name="T52"> <text:s text:c="7"/></text:span><text:span text:style-name="T48">// Mimic what the Spring framework would do</text:span><text:span text:style-name="T48"><text:line-break/></text:span><text:span text:style-name="T48"> <text:s text:c="7"/>// using the setter to inject dependencies</text:span><text:span text:style-name="T48"><text:line-break/></text:span><text:span text:style-name="T48"> <text:s text:c="7"/></text:span><text:span text:style-name="T55">controller </text:span><text:span text:style-name="T52">= </text:span><text:span text:style-name="T47">new </text:span><text:span text:style-name="T52">SetterInjectedController()</text:span><text:span text:style-name="T47">;</text:span><text:span text:style-name="T47"><text:line-break/></text:span><text:span text:style-name="T47"> <text:s text:c="7"/></text:span><text:span text:style-name="T55">controller</text:span><text:span text:style-name="T52">.setGreetingService(</text:span><text:span text:style-name="T47">new </text:span><text:span text:style-name="T52">GreetingServiceImpl()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Test</text:span><text:span text:style-name="T53"><text:line-break/></text:span><text:span text:style-name="T53"> <text:s text:c="3"/></text:span><text:span text:style-name="T47">void </text:span><text:span text:style-name="T54">getGreeting</text:span><text:span text:style-name="T52">() {</text:span><text:span text:style-name="T52"><text:line-break/></text:span><text:span text:style-name="T52"> <text:s text:c="6"/>System.</text:span><text:span text:style-name="T57">out</text:span><text:span text:style-name="T52">.println(</text:span><text:span text:style-name="T55">controller</text:span><text:span text:style-name="T52">.getGreeting()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2"/>
      <text:p text:style-name="P88"/>
      <text:p text:style-name="P32">Dependency Injection via Constructor</text:p>
      <text:p text:style-name="P32"/>
      <text:p text:style-name="P38">• Favor using Constructor Injection over Setter Injection</text:p>
      <text:p text:style-name="P38">• Use final properties for injected components</text:p>
      <text:p text:style-name="P38">• Declare property private final and initialize in the constructor</text:p>
      <text:p text:style-name="P38">• Whenever practical, code to an interface</text:p>
      <text:p text:style-name="P44"/>
      <text:p text:style-name="P44"><draw:frame text:anchor-type="paragraph" draw:z-index="8" draw:name="Shape8" draw:style-name="gr39" draw:text-style-name="P147" svg:width="13.329cm" svg:height="7.4cm" svg:x="0.016cm" svg:y="0.356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<text:line-break/></text:span><text:span text:style-name="T47">public class </text:span><text:span text:style-name="T52">ConstructorInjected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4">ConstructorInjectedController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text:anchor-type="paragraph" draw:z-index="9" draw:name="Shape9" draw:style-name="gr38" draw:text-style-name="P147" svg:width="16.207cm" svg:height="9.658cm" svg:x="-0.316cm" svg:y="0.471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Impl</text:span><text:span text:style-name="T47">;</text:span><text:span text:style-name="T47"><text:line-break/></text:span><text:span text:style-name="T47">import </text:span><text:span text:style-name="T52">org.junit.jupiter.api.</text:span><text:span text:style-name="T53">BeforeEach</text:span><text:span text:style-name="T47">;</text:span><text:span text:style-name="T47"><text:line-break/></text:span><text:span text:style-name="T47">import </text:span><text:span text:style-name="T52">org.junit.jupiter.api.</text:span><text:span text:style-name="T53">Test</text:span><text:span text:style-name="T47">;</text:span><text:span text:style-name="T47"><text:line-break/></text:span><text:span text:style-name="T47"><text:line-break/></text:span><text:span text:style-name="T47">import static </text:span><text:span text:style-name="T52">org.junit.jupiter.api.Assertions.*</text:span><text:span text:style-name="T47">;</text:span><text:span text:style-name="T47"><text:line-break/></text:span><text:span text:style-name="T47"><text:line-break/></text:span><text:span text:style-name="T47">class </text:span><text:span text:style-name="T52">ConstructorInjectedControllerTest {</text:span><text:span text:style-name="T52"><text:line-break/></text:span><text:span text:style-name="T52"> <text:s text:c="2"/>ConstructorInjectedController </text:span><text:span text:style-name="T55">controller</text:span><text:span text:style-name="T47">;</text:span><text:span text:style-name="T47"><text:line-break/></text:span><text:span text:style-name="T47"> <text:s text:c="3"/></text:span><text:span text:style-name="T53">@BeforeEach</text:span><text:span text:style-name="T53"><text:line-break/></text:span><text:span text:style-name="T53"> <text:s text:c="3"/></text:span><text:span text:style-name="T47">void </text:span><text:span text:style-name="T54">setUp</text:span><text:span text:style-name="T52">() {</text:span><text:span text:style-name="T52"><text:line-break/></text:span><text:span text:style-name="T52"> <text:s text:c="7"/></text:span><text:span text:style-name="T48">// Preferred method Constructor injection</text:span><text:span text:style-name="T48"><text:line-break/></text:span><text:span text:style-name="T48"> <text:s text:c="7"/></text:span><text:span text:style-name="T55">controller </text:span><text:span text:style-name="T52">= </text:span><text:span text:style-name="T47">new </text:span><text:span text:style-name="T52">ConstructorInjectedController(</text:span><text:span text:style-name="T47">new </text:span><text:span text:style-name="T52">GreetingServiceImpl())</text:span><text:span text:style-name="T47">;</text:span><text:span text:style-name="T47"><text:line-break/>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Test</text:span><text:span text:style-name="T53"><text:line-break/></text:span><text:span text:style-name="T53"> <text:s text:c="3"/></text:span><text:span text:style-name="T47">void </text:span><text:span text:style-name="T54">getGreeting</text:span><text:span text:style-name="T52">() {</text:span><text:span text:style-name="T52"><text:line-break/></text:span><text:span text:style-name="T52"> <text:s text:c="7"/>System.</text:span><text:span text:style-name="T57">out</text:span><text:span text:style-name="T52">.println(</text:span><text:span text:style-name="T55">controller</text:span><text:span text:style-name="T52">.getGreeting()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89">Lesson 35 – Dependency Injection using Spring Framework</text:p>
      <text:p text:style-name="P33"/>
      <text:p text:style-name="P39">Here we use the @Annotations to tell Spring that the following are </text:p>
      <text:p text:style-name="P39">Spring manageed components</text:p>
      <text:p text:style-name="P39"/>
      <text:p text:style-name="P39">the @Controller s<text:span text:style-name="T10">o</text:span> That is a Spring managed controller</text:p>
      <text:p text:style-name="P39">Also if its not a Constructor Injected Dependency, the @Autowire is required</text:p>
      <text:p text:style-name="P39"/>
      <text:p text:style-name="P39"><draw:frame text:anchor-type="paragraph" draw:z-index="10" draw:name="Shape10" draw:style-name="gr24" draw:text-style-name="P147" svg:width="17.744cm" svg:height="21.374cm" svg:x="-0.083cm" svg:y="1.309cm"><draw:text-box><text:p text:style-name="P145"><text:span text:style-name="T47">package </text:span><text:span text:style-name="T52">guru.springframework.sfgdi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controllers.ConstructorInjectedController</text:span><text:span text:style-name="T47">;</text:span><text:span text:style-name="T47"><text:line-break/></text:span><text:span text:style-name="T47">import </text:span><text:span text:style-name="T52">guru.springframework.sfgdi.controllers.MyController</text:span><text:span text:style-name="T47">;</text:span><text:span text:style-name="T47"><text:line-break/></text:span><text:span text:style-name="T47">import </text:span><text:span text:style-name="T52">guru.springframework.sfgdi.controllers.SetterInjectedController</text:span><text:span text:style-name="T47">;</text:span><text:span text:style-name="T47"><text:line-break/></text:span><text:span text:style-name="T47">import </text:span><text:span text:style-name="T52">guru.springframework.sfgdi.controllers.PropertyInjectionController</text:span><text:span text:style-name="T47">;</text:span><text:span text:style-name="T47"><text:line-break/></text:span><text:span text:style-name="T47">import </text:span><text:span text:style-name="T52">org.springframework.boot.SpringApplication</text:span><text:span text:style-name="T47">;</text:span><text:span text:style-name="T47"><text:line-break/></text:span><text:span text:style-name="T47">import </text:span><text:span text:style-name="T52">org.springframework.boot.autoconfigure.</text:span><text:span text:style-name="T53">SpringBootApplication</text:span><text:span text:style-name="T47">;</text:span><text:span text:style-name="T47"><text:line-break/></text:span><text:span text:style-name="T47">import </text:span><text:span text:style-name="T52">org.springframework.context.ApplicationContext</text:span><text:span text:style-name="T47">;</text:span><text:span text:style-name="T47"><text:line-break/></text:span><text:span text:style-name="T47"><text:line-break/></text:span><text:span text:style-name="T53">@SpringBootApplication</text:span><text:span text:style-name="T53"><text:line-break/></text:span><text:span text:style-name="T47">public class </text:span><text:span text:style-name="T52">SfgDiApplication {</text:span><text:span text:style-name="T52"><text:line-break/></text:span><text:span text:style-name="T52"><text:line-break/></text:span><text:span text:style-name="T52"><text:tab/></text:span><text:span text:style-name="T47">public static void </text:span><text:span text:style-name="T54">main</text:span><text:span text:style-name="T52">(String[] args) {</text:span><text:span text:style-name="T52"><text:line-break/></text:span><text:span text:style-name="T52"><text:line-break/></text:span><text:span text:style-name="T52"><text:tab/></text:span><text:span text:style-name="T52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52">ApplicationContext ctx = SpringApplication.</text:span><text:span text:style-name="T56">run</text:span><text:span text:style-name="T52">(SfgDiApplication.</text:span><text:span text:style-name="T47">class, </text:span><text:span text:style-name="T52">args)</text:span><text:span text:style-name="T47">;</text:span><text:span text:style-name="T47"><text:line-break/></text:span><text:span text:style-name="T47"><text:tab/></text:span><text:span text:style-name="T47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52">MyController myController = (MyController)ctx.getBean(</text:span><text:span text:style-name="T49">"myController"</text:span><text:span text:style-name="T52">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tring greeting = myController.sayHello(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greeting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2">System.</text:span><text:span text:style-name="T57">out</text:span><text:span text:style-name="T52">.println(</text:span><text:span text:style-name="T49">"------ Property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PropertyInjectionController propertyInjectionController = </text:span><text:span text:style-name="T52">(PropertyInjectionController) ctx.getBean(</text:span><text:span text:style-name="T49">"propertyInjection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propertyInjection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- Sett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etterInjectedController setterInjectedController = (SetterInjectedController) </text:span><text:span text:style-name="T52">ctx.getBean(</text:span><text:span text:style-name="T49">"sette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setterInjected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 Constructor" 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ConstructorInjectedController constructorInjectedController = </text:span><text:span text:style-name="T52">(ConstructorInjectedController) ctx.getBean(</text:span><text:span text:style-name="T49">"constructo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constructorInjectedController.getGreeting())</text:span><text:span text:style-name="T47">;</text:span><text:span text:style-name="T47"><text:line-break/></text:span><text:span text:style-name="T47"><text:tab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The @Service tells Spring that its a Spring managed Service</text:p>
      <text:list xml:id="list594142597" text:style-name="L4">
        <text:list-item>
          <text:p text:style-name="P123"><text:span text:style-name="T7">A</text:span><text:span text:style-name="T6">pplication main class</text:span>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94534336264658" text:continue-numbering="true" text:style-name="L4">
        <text:list-item>
          <text:p text:style-name="P124"><text:soft-page-break/>Service Interface</text:p>
        </text:list-item>
      </text:list>
      <text:p text:style-name="P39"/>
      <text:p text:style-name="P39"/>
      <text:p text:style-name="P39"/>
      <text:p text:style-name="P39"><draw:frame text:anchor-type="paragraph" draw:z-index="11" draw:name="Shape11" draw:style-name="gr37" draw:text-style-name="P147" svg:width="14.95cm" svg:height="5.887cm" svg:x="0.314cm" svg:y="0.025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public interface </text:span><text:span text:style-name="T52">GreetingService {</text:span><text:span text:style-name="T52"><text:line-break/></text:span><text:span text:style-name="T52"><text:line-break/></text:span><text:span text:style-name="T52"> <text:s text:c="3"/>String </text:span><text:span text:style-name="T54">sayGreeting</text:span><text:span text:style-name="T52">()</text:span><text:span text:style-name="T47">;</text:span><text:span text:style-name="T47"><text:line-break/></text:span><text:span text:style-name="T52">}</text:span><text:span text:style-name="T52"><text:line-break/></text:span><text:span text:style-name="T52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1"><text:span text:style-name="T15">package </text:span><text:span text:style-name="T12">guru.springframework.sfgdi.services;</text:span><text:line-break/><text:line-break/><text:span text:style-name="T12">import org.springframework.stereotype.Service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2">@Service</text:span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39"/>
      <text:p text:style-name="P39"/>
      <text:list xml:id="list1842677546" text:style-name="L5">
        <text:list-item>
          <text:p text:style-name="P126"><text:span text:style-name="T7">P</text:span><text:span text:style-name="T6">roperty Injected Controller</text:span></text:p>
        </text:list-item>
      </text:list>
      <text:p text:style-name="P40"/>
      <text:p text:style-name="P40"><draw:frame text:anchor-type="paragraph" draw:z-index="12" draw:name="Shape12" draw:style-name="gr33" draw:text-style-name="P147" svg:width="15.049cm" svg:height="8.633cm" svg:x="0.379cm" svg:y="0.016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PropertyInjectionController {</text:span><text:span text:style-name="T52"><text:line-break/></text:span><text:span text:style-name="T52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53">@Autowired</text:span><text:span text:style-name="T53"><text:line-break/></text:span><text:span text:style-name="T53"> <text:s text:c="3"/></text:span><text:span text:style-name="T47">public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<text:line-break/></text:span><text:span text:style-name="T47"> <text:s text:c="3"/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6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list xml:id="list94534122514350" text:continue-numbering="true" text:style-name="L5">
        <text:list-item>
          <text:p text:style-name="P125">Setter Injected Controller</text:p>
        </text:list-item>
      </text:list>
      <text:p text:style-name="P40"/>
      <text:p text:style-name="P40"><draw:frame text:anchor-type="paragraph" draw:z-index="13" draw:name="Shape13" draw:style-name="gr36" draw:text-style-name="P147" svg:width="17.546cm" svg:height="11.51cm" svg:x="0.462cm" svg:y="0.385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text:s/></text:span><text:span text:style-name="T48">// Spring managed controller</text:span><text:span text:style-name="T48"><text:line-break/></text:span><text:span text:style-name="T47">public class </text:span><text:span text:style-name="T52">SetterInjectedController {</text:span><text:span text:style-name="T52"><text:line-break/></text:span><text:span text:style-name="T52"><text:line-break/></text:span><text:span text:style-name="T52"> <text:s text:c="3"/></text:span><text:span text:style-name="T47">private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<text:line-break/></text:span><text:span text:style-name="T48"> <text:s text:c="2"/></text:span><text:span text:style-name="T53">@Autowired</text:span><text:span text:style-name="T53"><text:line-break/></text:span><text:span text:style-name="T53"> <text:s text:c="3"/></text:span><text:span text:style-name="T47">public void </text:span><text:span text:style-name="T54">setGreetingService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94535144519136" text:continue-numbering="true" text:style-name="L5">
        <text:list-item>
          <text:p text:style-name="P143">Contructor Injected Controller</text:p>
        </text:list-item>
      </text:list>
      <text:p text:style-name="P40"/>
      <text:p text:style-name="P40"><draw:frame text:anchor-type="paragraph" draw:z-index="14" draw:name="Shape14" draw:style-name="gr35" draw:text-style-name="P147" svg:width="16.387cm" svg:height="11.113cm" svg:x="0.711cm" svg:y="0.459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ConstructorInjected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47">public </text:span><text:span text:style-name="T54">ConstructorInjectedController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0"/>
      <text:list xml:id="list94535102178456" text:continue-numbering="true" text:style-name="L5">
        <text:list-header>
          <text:p text:style-name="P125"/>
        </text:list-header>
      </text:list>
      <text:p text:style-name="P52"><text:line-break/></text:p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0">Lesson 36 – Using Qualifiers</text:p>
      <text:p text:style-name="P34"/>
      <text:p text:style-name="P48">We use the @Qualifier to tell Spring which servive to call for a specific Controller.</text:p>
      <text:p text:style-name="P48"/>
      <text:p text:style-name="P48">In this example we refactor the existing service “GreetingServiceImpl” to </text:p>
      <text:p text:style-name="P4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48"/>
      <text:p text:style-name="P48">We also change the sayGreeting() method to return Hello World – XXX” name constructor”</text:p>
      <text:p text:style-name="P48"/>
      <text:p text:style-name="P53"><text:span text:style-name="T5">In the Controllers we add the qualitiers </text:span><text:span text:style-name="T9">@Qualifier("constructorGreetingService")</text:span></text:p>
      <text:p text:style-name="P58"/>
      <text:list xml:id="list2672642304" text:style-name="L6">
        <text:list-header>
          <text:p text:style-name="P140"/>
        </text:list-header>
        <text:list-item>
          <text:p text:style-name="P141">The Services</text:p>
          <text:p text:style-name="P141"/>
        </text:list-item>
      </text:list>
      <text:p text:style-name="P59"><draw:frame text:anchor-type="paragraph" draw:z-index="15" draw:name="Shape15" draw:style-name="gr34" draw:text-style-name="P147" svg:width="15.578cm" svg:height="6.185cm" svg:x="0.28cm" svg:y="0.362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public interface </text:span><text:span text:style-name="T52">GreetingService {</text:span><text:span text:style-name="T52"><text:line-break/></text:span><text:span text:style-name="T52"><text:line-break/></text:span><text:span text:style-name="T52"> <text:s text:c="3"/>String </text:span><text:span text:style-name="T54">sayGreeting</text:span><text:span text:style-name="T52">()</text:span><text:span text:style-name="T47">;</text:span><text:span text:style-name="T47"><text:line-break/></text:span><text:span text:style-name="T52">}</text:span><text:span text:style-name="T52"><text:line-break/></text:span><text:span text:style-name="T52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text:anchor-type="paragraph" draw:z-index="16" draw:name="Shape16" draw:style-name="gr33" draw:text-style-name="P147" svg:width="17.811cm" svg:height="8.633cm" svg:x="-0.116cm" svg:y="0.187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8">/*</text:span><text:span text:style-name="T48"><text:line-break/></text:span><text:span text:style-name="T48">Spring managed service</text:span><text:span text:style-name="T48"><text:line-break/></text:span><text:span text:style-name="T48">Indicates that an annotated class is a "Service",</text:span><text:span text:style-name="T48"><text:line-break/></text:span><text:span text:style-name="T48">originally defined by Domain-Driven Design (Evans, 2003)</text:span><text:span text:style-name="T48"><text:line-break/></text:span><text:span text:style-name="T48">as "an operation offered as an interface that stands alone</text:span><text:span text:style-name="T48"><text:line-break/></text:span><text:span text:style-name="T48">in the model, with no encapsulated state."</text:span><text:span text:style-name="T48"><text:line-break/></text:span><text:span text:style-name="T48"> */</text:span><text:span text:style-name="T48"><text:line-break/></text:span><text:span text:style-name="T53">@Service</text:span><text:span text:style-name="T53"><text:line-break/></text:span><text:span text:style-name="T47">public class </text:span><text:span text:style-name="T52">Constructor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constructo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text:anchor-type="paragraph" draw:z-index="17" draw:name="Shape17" draw:style-name="gr32" draw:text-style-name="P150" svg:width="16.405cm" svg:height="5.109cm" svg:x="-0.448cm" svg:y="1.182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Service</text:span><text:span text:style-name="T53"><text:line-break/></text:span><text:span text:style-name="T47">public class </text:span><text:span text:style-name="T52">PropertyInjectedGreetingService </text:span><text:span text:style-name="T47">implements </text:span><text:span text:style-name="T52">GreetingService 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property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94535081036198" text:continue-numbering="true" text:style-name="L6">
        <text:list-item>
          <text:p text:style-name="P141">The Controllers</text:p>
        </text:list-item>
      </text:list>
      <text:p text:style-name="P59"/>
      <text:p text:style-name="P59"><draw:frame text:anchor-type="paragraph" draw:z-index="19" draw:name="Shape19" draw:style-name="gr30" draw:text-style-name="P147" svg:width="16.987cm" svg:height="10.277cm" svg:x="-0.019cm" svg:y="0.081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ConstructorInjected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47">public </text:span><text:span text:style-name="T54">ConstructorInjectedController</text:span><text:span text:style-name="T52">(</text:span><text:span text:style-name="T53">@Qualifier</text:span><text:span text:style-name="T52">(</text:span><text:span text:style-name="T49">"constructorGreetingService"</text:span><text:span text:style-name="T52">) GreetingService </text:span><text:span text:style-name="T52">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><draw:frame text:anchor-type="paragraph" draw:z-index="20" draw:name="Shape20" draw:style-name="gr29" draw:text-style-name="P147" svg:width="18.31cm" svg:height="9.455cm" svg:x="-0.416cm" svg:y="0.032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PropertyInjectionController {</text:span><text:span text:style-name="T52"><text:line-break/></text:span><text:span text:style-name="T52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53">@Qualifier</text:span><text:span text:style-name="T52">(</text:span><text:span text:style-name="T49">"propertyInjectedGreetingService"</text:span><text:span text:style-name="T52">)</text:span><text:span text:style-name="T52"><text:line-break/></text:span><text:span text:style-name="T52"> <text:s text:c="3"/></text:span><text:span text:style-name="T53">@Autowired</text:span><text:span text:style-name="T53"><text:line-break/></text:span><text:span text:style-name="T53"> <text:s text:c="3"/></text:span><text:span text:style-name="T47">public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<text:line-break/></text:span><text:span text:style-name="T47"> <text:s text:c="3"/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6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text:anchor-type="paragraph" draw:z-index="21" draw:name="Shape21" draw:style-name="gr28" draw:text-style-name="P147" svg:width="18.68cm" svg:height="11.921cm" svg:x="-0.549cm" svg:y="0.005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text:s/></text:span><text:span text:style-name="T48">// Spring managed controller</text:span><text:span text:style-name="T48"><text:line-break/></text:span><text:span text:style-name="T47">public class </text:span><text:span text:style-name="T52">SetterInjectedController {</text:span><text:span text:style-name="T52"><text:line-break/></text:span><text:span text:style-name="T52"><text:line-break/></text:span><text:span text:style-name="T52"> <text:s text:c="3"/></text:span><text:span text:style-name="T47">private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/></text:span><text:span text:style-name="T53">@Qualifier</text:span><text:span text:style-name="T52">(</text:span><text:span text:style-name="T49">"setterInjectedGreetingService"</text:span><text:span text:style-name="T52">)</text:span><text:span text:style-name="T52"><text:line-break/></text:span><text:span text:style-name="T52"> <text:s text:c="2"/></text:span><text:span text:style-name="T53">@Autowired</text:span><text:span text:style-name="T53"><text:line-break/></text:span><text:span text:style-name="T53"> <text:s text:c="3"/></text:span><text:span text:style-name="T47">public void </text:span><text:span text:style-name="T54">setGreetingService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><draw:frame text:anchor-type="paragraph" draw:z-index="18" draw:name="Shape18" draw:style-name="gr31" draw:text-style-name="P150" svg:width="17.017cm" svg:height="4.945cm" svg:x="-0.448cm" svg:y="0.058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Service</text:span><text:span text:style-name="T53"><text:line-break/></text:span><text:span text:style-name="T47">public class </text:span><text:span text:style-name="T52">SetterInjected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Sette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Lesson 37 Primary Beans</text:p>
      <text:p text:style-name="P60"/>
      <text:p text:style-name="P62">If you ommit the @Qualifier tag and use the @Primary tag, it will tell</text:p>
      <text:p text:style-name="P62">the Framework to usew this Service as a Primary bean when it </text:p>
      <text:p text:style-name="P62">needs to call one among many.</text:p>
      <text:p text:style-name="P62"/>
      <text:p text:style-name="P62"/>
      <text:p text:style-name="P62"><draw:frame text:anchor-type="paragraph" draw:z-index="22" draw:name="Shape22" draw:style-name="gr27" draw:text-style-name="P147" svg:width="16.207cm" svg:height="2.73cm" svg:x="-0.067cm" svg:y="0.086cm"><draw:text-box><text:p text:style-name="P145"><text:span text:style-name="T53">@Primary</text:span><text:span text:style-name="T53"><text:line-break/></text:span><text:span text:style-name="T53">@Service</text:span><text:span text:style-name="T53"><text:line-break/></text:span><text:span text:style-name="T47">public class </text:span><text:span text:style-name="T52">PrimaryGreetingService </text:span><text:span text:style-name="T47">implements </text:span><text:span text:style-name="T52">GreetingService{</text:span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5">Code below of example</text:p>
      <text:p text:style-name="P62"/>
      <text:p text:style-name="P62"><draw:frame text:anchor-type="paragraph" draw:z-index="23" draw:name="Shape23" draw:style-name="gr26" draw:text-style-name="P150" svg:width="12.9cm" svg:height="4.112cm" svg:x="0.065cm" svg:y="0.321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public interface </text:span><text:span text:style-name="T52">GreetingService {</text:span><text:span text:style-name="T52"><text:line-break/></text:span><text:span text:style-name="T52"><text:line-break/></text:span><text:span text:style-name="T52"> <text:s text:c="3"/>String </text:span><text:span text:style-name="T54">sayGreeting</text:span><text:span text:style-name="T52">()</text:span><text:span text:style-name="T47">;</text:span><text:span text:style-name="T47"><text:line-break/></text:span><text:span text:style-name="T52">}</text:span><text:span text:style-name="T52"><text:line-break/></text:span><text:span text:style-name="T52"/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draw:frame text:anchor-type="paragraph" draw:z-index="24" draw:name="Shape24" draw:style-name="gr25" draw:text-style-name="P147" svg:width="17.084cm" svg:height="8.222cm" svg:x="-0.15cm" svg:y="0.347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imary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8">/*</text:span><text:span text:style-name="T48"><text:line-break/></text:span><text:span text:style-name="T48">Indicates that a bean should be given preference when multiple candidates</text:span><text:span text:style-name="T48"><text:line-break/></text:span><text:span text:style-name="T48">are qualified to autowire a single-valued dependency.</text:span><text:span text:style-name="T48"><text:line-break/></text:span><text:span text:style-name="T48">If exactly one 'primary' bean exists among the candidates,</text:span><text:span text:style-name="T48"><text:line-break/></text:span><text:span text:style-name="T48">it will be the autowired value.</text:span><text:span text:style-name="T48"><text:line-break/></text:span><text:span text:style-name="T48"> */</text:span><text:span text:style-name="T48"><text:line-break/></text:span><text:span text:style-name="T53">@Primary</text:span><text:span text:style-name="T53"><text:line-break/></text:span><text:span text:style-name="T53">@Service</text:span><text:span text:style-name="T53"><text:line-break/></text:span><text:span text:style-name="T47">public class </text:span><text:span text:style-name="T52">Primary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from Primary Bean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3">*Note below Controller has no @Qualifier só it will use the Primary bean service</text:p>
      <text:p text:style-name="P63"/>
      <text:p text:style-name="P63"><draw:frame text:anchor-type="paragraph" draw:z-index="25" draw:name="Shape25" draw:style-name="gr25" draw:text-style-name="P147" svg:width="17.347cm" svg:height="8.222cm" svg:x="0.231cm" svg:y="0.132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48">// add as Spring managed controller</text:span><text:span text:style-name="T48"><text:line-break/></text:span><text:span text:style-name="T53">@Controller</text:span><text:span text:style-name="T53"><text:line-break/></text:span><text:span text:style-name="T47">public class </text:span><text:span text:style-name="T52">MyController {</text:span><text:span text:style-name="T52"><text:line-break/></text:span><text:span text:style-name="T52"> <text:s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4">MyController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sayHello</text:span><text:span text:style-name="T52">(){</text:span><text:span text:style-name="T52"><text:line-break/>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92"/>
      <text:p text:style-name="P63"/>
      <text:p text:style-name="P63"><draw:frame text:anchor-type="paragraph" draw:z-index="26" draw:name="Shape26" draw:style-name="gr24" draw:text-style-name="P147" svg:width="18.474cm" svg:height="21.374cm" svg:x="0.153cm" svg:y="0.302cm"><draw:text-box><text:p text:style-name="P145"><text:span text:style-name="T47">package </text:span><text:span text:style-name="T52">guru.springframework.sfgdi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controllers.ConstructorInjectedController</text:span><text:span text:style-name="T47">;</text:span><text:span text:style-name="T47"><text:line-break/></text:span><text:span text:style-name="T47">import </text:span><text:span text:style-name="T52">guru.springframework.sfgdi.controllers.MyController</text:span><text:span text:style-name="T47">;</text:span><text:span text:style-name="T47"><text:line-break/></text:span><text:span text:style-name="T47">import </text:span><text:span text:style-name="T52">guru.springframework.sfgdi.controllers.SetterInjectedController</text:span><text:span text:style-name="T47">;</text:span><text:span text:style-name="T47"><text:line-break/></text:span><text:span text:style-name="T47">import </text:span><text:span text:style-name="T52">guru.springframework.sfgdi.controllers.PropertyInjectionController</text:span><text:span text:style-name="T47">;</text:span><text:span text:style-name="T47"><text:line-break/></text:span><text:span text:style-name="T47">import </text:span><text:span text:style-name="T52">org.springframework.boot.SpringApplication</text:span><text:span text:style-name="T47">;</text:span><text:span text:style-name="T47"><text:line-break/></text:span><text:span text:style-name="T47">import </text:span><text:span text:style-name="T52">org.springframework.boot.autoconfigure.</text:span><text:span text:style-name="T53">SpringBootApplication</text:span><text:span text:style-name="T47">;</text:span><text:span text:style-name="T47"><text:line-break/></text:span><text:span text:style-name="T47">import </text:span><text:span text:style-name="T52">org.springframework.context.ApplicationContext</text:span><text:span text:style-name="T47">;</text:span><text:span text:style-name="T47"><text:line-break/></text:span><text:span text:style-name="T47"><text:line-break/></text:span><text:span text:style-name="T53">@SpringBootApplication</text:span><text:span text:style-name="T53"><text:line-break/></text:span><text:span text:style-name="T47">public class </text:span><text:span text:style-name="T52">SfgDiApplication {</text:span><text:span text:style-name="T52"><text:line-break/></text:span><text:span text:style-name="T52"><text:line-break/></text:span><text:span text:style-name="T52"><text:tab/></text:span><text:span text:style-name="T47">public static void </text:span><text:span text:style-name="T54">main</text:span><text:span text:style-name="T52">(String[] args) {</text:span><text:span text:style-name="T52"><text:line-break/></text:span><text:span text:style-name="T52"><text:line-break/></text:span><text:span text:style-name="T52"><text:tab/></text:span><text:span text:style-name="T52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52">ApplicationContext ctx = SpringApplication.</text:span><text:span text:style-name="T56">run</text:span><text:span text:style-name="T52">(SfgDiApplication.</text:span><text:span text:style-name="T47">class, </text:span><text:span text:style-name="T52">args)</text:span><text:span text:style-name="T47">;</text:span><text:span text:style-name="T47"><text:line-break/></text:span><text:span text:style-name="T47"><text:tab/></text:span><text:span text:style-name="T47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52">MyController myController = (MyController)ctx.getBean(</text:span><text:span text:style-name="T49">"myController"</text:span><text:span text:style-name="T52">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 Primary Bean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myController.sayHello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2">System.</text:span><text:span text:style-name="T57">out</text:span><text:span text:style-name="T52">.println(</text:span><text:span text:style-name="T49">"------ Property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PropertyInjectionController propertyInjectionController = </text:span><text:span text:style-name="T52">(PropertyInjectionController) ctx.getBean(</text:span><text:span text:style-name="T49">"propertyInjection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propertyInjection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- Sett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etterInjectedController setterInjectedController = (SetterInjectedController) </text:span><text:span text:style-name="T52">ctx.getBean(</text:span><text:span text:style-name="T49">"sette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setterInjected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 Constructor" 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ConstructorInjectedController constructorInjectedController = </text:span><text:span text:style-name="T52">(ConstructorInjectedController) ctx.getBean(</text:span><text:span text:style-name="T49">"constructo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constructorInjectedController.getGreeting())</text:span><text:span text:style-name="T47">;</text:span><text:span text:style-name="T47"><text:line-break/></text:span><text:span text:style-name="T47"><text:tab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93">Spring Profiles- Lesson 38</text:p>
      <text:p text:style-name="P61"/>
      <text:p text:style-name="P66">It allows one to have beans in your configu<text:span text:style-name="T11">ra</text:span>tion that will take on different characteristics.</text:p>
      <text:p text:style-name="P66"/>
      <text:p text:style-name="P66">Example.</text:p>
      <text:p text:style-name="P66">You could be running H2 database in your development environment</text:p>
      <text:p text:style-name="P66">and MySQL in your production environment.</text:p>
      <text:p text:style-name="P66"/>
      <text:p text:style-name="P66">You are controlling the SQL beans with a specific profile.</text:p>
      <text:p text:style-name="P66">It’s one of the most commonly used features of dependency injection in the Spring Framework.</text:p>
      <text:p text:style-name="P66">Profiles allow you to control your Spring application in different runtime environments.</text:p>
      <text:p text:style-name="P66">It allows your Spring application to behave differently by using Inversion of Control.</text:p>
      <text:p text:style-name="P66"/>
      <text:p text:style-name="P66">Inversion of Control</text:p>
      <text:p text:style-name="P66">• Inversion of Control - aka IoC</text:p>
      <text:p text:style-name="P66">• Is a technique to allow dependencies to be injected at runtime</text:p>
      <text:p text:style-name="P66">• Dependencies are not predetermined</text:p>
      <text:p text:style-name="P66">• Allows the framework to compose the application by controlling which implementation is</text:p>
      <text:p text:style-name="P66">injected</text:p>
      <text:p text:style-name="P66">• Example - H2 in memory data source or MySQL data source</text:p>
      <text:p text:style-name="P66"/>
      <text:p text:style-name="P66"/>
      <text:p text:style-name="P67">Your Spring Application will act acording to the active Profile. (Set in Applications properties File)</text:p>
      <text:p text:style-name="P67"/>
      <text:p text:style-name="P67"/>
      <text:p text:style-name="P68">Application.properties</text:p>
      <text:p text:style-name="P68"/>
      <text:p text:style-name="P76">spring.profiles.active=PT</text:p>
      <text:p text:style-name="P76"/>
      <text:p text:style-name="P76">in the Service classes</text:p>
      <text:p text:style-name="P76"/>
      <text:p text:style-name="P68"><text:span text:style-name="T16">@Profile("ES")</text:span><text:line-break/><text:span text:style-name="T16">@Service("I18nService")</text:span><text:line-break/><text:span text:style-name="T16">public class I18nSpanishGreetingService implements GreetingService{</text:span></text:p>
      <text:p text:style-name="P76"/>
      <text:p text:style-name="P76"/>
      <text:p text:style-name="P76">in the Controller</text:p>
      <text:p text:style-name="P76"/>
      <text:p text:style-name="P68"><text:span text:style-name="T16">@Controller</text:span><text:line-break/><text:span text:style-name="T16">public class I18nController {</text:span><text:line-break/><text:line-break/><text:span text:style-name="T16"> <text:s text:c="3"/>private final GreetingService greetingService;</text:span><text:line-break/><text:line-break/><text:span text:style-name="T16"> <text:s text:c="3"/>public I18nController(@Qualifier("I18nService") GreetingService greetingService) {</text:span><text:line-break/><text:span text:style-name="T16"> <text:s text:c="7"/>this.greetingService = greetingService;</text:span><text:line-break/><text:span text:style-name="T16"> <text:s text:c="3"/>}</text:span></text:p>
      <text:p text:style-name="P76"/>
      <text:p text:style-name="P77">In the Main method</text:p>
      <text:p text:style-name="P77"/>
      <text:p text:style-name="P69"><text:span text:style-name="T16">public static void main(String[] args) {</text:span><text:line-break/><text:line-break/><text:span text:style-name="T16"><text:tab/>//SpringApplication.run(SfgDiApplication.class, args);</text:span><text:line-break/><text:span text:style-name="T16"><text:tab/>// return a context from the application</text:span><text:line-break/><text:span text:style-name="T16"><text:tab/>ApplicationContext ctx = SpringApplication.</text:span><text:span text:style-name="T18">run</text:span><text:span text:style-name="T16">(SfgDiApplication.class, args);</text:span><text:line-break/><text:line-break/><text:span text:style-name="T16"><text:tab/>I18nController i18nController= (I18nController) ctx.getBean("i18nController");</text:span><text:line-break/><text:span text:style-name="T16"><text:tab/>System.</text:span><text:span text:style-name="T18">out</text:span><text:span text:style-name="T16">.println(i18nController.sayHello());</text:span></text:p>
      <text:p text:style-name="P77"/>
      <text:p text:style-name="P96"/>
      <text:p text:style-name="P69"/>
      <text:p text:style-name="P69"/>
      <text:p text:style-name="P69"/>
      <text:p text:style-name="P77"/>
      <text:p text:style-name="P76"/>
      <text:p text:style-name="P76"/>
      <text:p text:style-name="P68"/>
      <text:p text:style-name="P68"/>
      <text:p text:style-name="P68"/>
      <text:p text:style-name="P68"><draw:frame text:anchor-type="paragraph" draw:z-index="27" draw:name="Shape27" draw:style-name="gr23" draw:text-style-name="P150" svg:width="16.382cm" svg:height="8.395cm" svg:x="-0.183cm" svg:y="0.085cm"><draw:text-box><text:p text:style-name="P145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</text:span><text:span text:style-name="T53"><text:line-break/></text:span><text:span text:style-name="T47">public class </text:span><text:span text:style-name="T52">I18n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4">I18nController</text:span><text:span text:style-name="T52">(</text:span><text:span text:style-name="T53">@Qualifier</text:span><text:span text:style-name="T52">(</text:span><text:span text:style-name="T49">"I18nService"</text:span><text:span text:style-name="T52">) 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sayHello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text:anchor-type="paragraph" draw:z-index="28" draw:name="Shape28" draw:style-name="gr22" draw:text-style-name="P150" svg:width="18.978cm" svg:height="6.167cm" svg:x="-1.314cm" svg:y="0.305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ofil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Profile</text:span><text:span text:style-name="T52">(</text:span><text:span text:style-name="T49">"EN"</text:span><text:span text:style-name="T52">)</text:span><text:span text:style-name="T52"><text:line-break/></text:span><text:span text:style-name="T53">@Service</text:span><text:span text:style-name="T52">(</text:span><text:span text:style-name="T49">"I18nService"</text:span><text:span text:style-name="T52">)</text:span><text:span text:style-name="T52"><text:line-break/></text:span><text:span text:style-name="T47">public class </text:span><text:span text:style-name="T52">I18NEnglish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text:p text:style-name="P145"><text:span text:style-name="T52"/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text:anchor-type="paragraph" draw:z-index="29" draw:name="Shape29" draw:style-name="gr21" draw:text-style-name="P150" svg:width="16.982cm" svg:height="6.014cm" svg:x="-0.808cm" svg:y="2.909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ofil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Profile</text:span><text:span text:style-name="T52">(</text:span><text:span text:style-name="T49">"PT"</text:span><text:span text:style-name="T52">)</text:span><text:span text:style-name="T52"><text:line-break/></text:span><text:span text:style-name="T53">@Service</text:span><text:span text:style-name="T52">(</text:span><text:span text:style-name="T49">"I18nService"</text:span><text:span text:style-name="T52">)</text:span><text:span text:style-name="T52"><text:line-break/></text:span><text:span text:style-name="T47">public class </text:span><text:span text:style-name="T52">I18nPortuguese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Olá Mundo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94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text:anchor-type="paragraph" draw:z-index="30" draw:name="Shape30" draw:style-name="gr20" draw:text-style-name="P150" svg:width="17.439cm" svg:height="5.756cm" svg:x="-1.362cm" svg:y="0.016cm"><draw:text-box><text:p text:style-name="P145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ofil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Profile</text:span><text:span text:style-name="T52">(</text:span><text:span text:style-name="T49">"ES"</text:span><text:span text:style-name="T52">)</text:span><text:span text:style-name="T52"><text:line-break/></text:span><text:span text:style-name="T53">@Service</text:span><text:span text:style-name="T52">(</text:span><text:span text:style-name="T49">"I18nService"</text:span><text:span text:style-name="T52">)</text:span><text:span text:style-name="T52"><text:line-break/></text:span><text:span text:style-name="T47">public class </text:span><text:span text:style-name="T52">I18nSpanish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ola Mundo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4">You can set a default Profile, só that if its not specified</text:p>
      <text:p text:style-name="P64">in the applications property , then that one will be used</text:p>
      <text:p text:style-name="P64"/>
      <text:p text:style-name="P64"/>
      <text:p text:style-name="P70">below I set the Portuguese Service class as default</text:p>
      <text:p text:style-name="P70"/>
      <text:p text:style-name="P70"><text:span text:style-name="T16">@Profile({"PT","default"})</text:span><text:line-break/><text:span text:style-name="T16">@Service("I18nService")</text:span><text:line-break/><text:span text:style-name="T16">public class I18nPortugueseGreetingService implements GreetingService{</text:span></text:p>
      <text:p text:style-name="P70"/>
      <text:p text:style-name="P70"/>
      <text:p text:style-name="P71">And I commement out the properties entry</text:p>
      <text:p text:style-name="P71"/>
      <text:p text:style-name="P78">#spring.profiles.active=EN</text:p>
      <text:p text:style-name="P71"/>
      <text:p text:style-name="P71"/>
      <text:p text:style-name="P71">outpts</text:p>
      <text:p text:style-name="P71"/>
      <text:p text:style-name="P71">Olá Mundo</text:p>
      <text:p text:style-name="P71">------ Primary Bean</text:p>
      <text:p text:style-name="P71">Hello world from Primary Bean</text:p>
      <text:p text:style-name="P71">…</text:p>
      <text:p text:style-name="P71"/>
      <text:p text:style-name="P71"/>
      <text:p text:style-name="P95">Assignment 4 -Dependency injection</text:p>
      <text:p text:style-name="P72"/>
      <text:p text:style-name="P72">I made a mess of the working directory by pulling in the assignment instead of fetching and checking out.</text:p>
      <text:p text:style-name="P72"/>
      <text:p text:style-name="P72">So I re-did it by </text:p>
      <text:p text:style-name="P72"/>
      <text:p text:style-name="P72">Resetting to prev ious commit</text:p>
      <text:p text:style-name="P72">deleteing the branch</text:p>
      <text:p text:style-name="P72">and now using the fect command instead</text:p>
      <text:p text:style-name="P72"/>
      <text:p text:style-name="P72">&gt; git log –oneline</text:p>
      <text:p text:style-name="P72">&gt;git reset --hard d43e825 → to my previous work</text:p>
      <text:p text:style-name="P72">&gt;git switch default-profile → moved to previous branch and checked that all worked</text:p>
      <text:p text:style-name="P72">&gt; git branch -d di-assignment → deleted the assignment branch</text:p>
      <text:p text:style-name="P72"/>
      <text:p text:style-name="P73">Now I started over</text:p>
      <text:p text:style-name="P73">===============</text:p>
      <text:p text:style-name="P73"/>
      <text:p text:style-name="P73"/>
      <text:p text:style-name="P74">&gt;git chechout upstream/di.assignment</text:p>
      <text:p text:style-name="P74"/>
      <text:p text:style-name="P74">*****</text:p>
      <text:p text:style-name="P74">You are in 'detached HEAD' state. You can look around, make experimental</text:p>
      <text:p text:style-name="P74">changes and commit them, and you can discard any commits you make in this</text:p>
      <text:p text:style-name="P74">state without impacting any branches by switching back to a branch.</text:p>
      <text:p text:style-name="P74"/>
      <text:p text:style-name="P74">If you want to create a new branch to retain commits you create, you may</text:p>
      <text:p text:style-name="P74">do so (now or later) by using -c with the switch command. Example:</text:p>
      <text:p text:style-name="P74"/>
      <text:p text:style-name="P74"><text:s text:c="2"/>git switch -c &lt;new-branch-name&gt;</text:p>
      <text:p text:style-name="P74"/>
      <text:p text:style-name="P74">Or undo this operation with:</text:p>
      <text:p text:style-name="P74"/>
      <text:p text:style-name="P74"><text:s text:c="2"/>git switch -</text:p>
      <text:p text:style-name="P74"/>
      <text:p text:style-name="P73">****</text:p>
      <text:p text:style-name="P73"/>
      <text:p text:style-name="P74">Fix project create new local branch and add and commit and push branch to my repro</text:p>
      <text:p text:style-name="P74"/>
      <text:p text:style-name="P75">&gt; git fetch upstream di-assignment</text:p>
      <text:p text:style-name="P75">&gt;git branch -r</text:p>
      <text:p text:style-name="P75">…</text:p>
      <text:p text:style-name="P75">origin/spring-di</text:p>
      <text:p text:style-name="P75"><text:s text:c="2"/>origin/using-qualifiers</text:p>
      <text:p text:style-name="P75"><text:s text:c="2"/>upstream/di-assignment</text:p>
      <text:p text:style-name="P75"/>
      <text:p text:style-name="P75">&gt; it checkout upstream/di-assignment</text:p>
      <text:p text:style-name="P75"/>
      <text:p text:style-name="P75">Now I worked on and fixed the project</text:p>
      <text:p text:style-name="P75"/>
      <text:p text:style-name="P75">PS I dont merge as I don’t want to to change my other files / branches</text:p>
      <text:p text:style-name="P75"/>
      <text:p text:style-name="P75">&gt; git switch -c di-assignment</text:p>
      <text:p text:style-name="P75"/>
      <text:p text:style-name="P75">&gt; git add .</text:p>
      <text:p text:style-name="P75"/>
      <text:p text:style-name="P75">&gt;git status</text:p>
      <text:p text:style-name="P75"/>
      <text:p text:style-name="P75">***********</text:p>
      <text:p text:style-name="P75">On branch di-assignment</text:p>
      <text:p text:style-name="P75">Changes to be committed:</text:p>
      <text:p text:style-name="P75"><text:s text:c="2"/>(use "git restore --staged &lt;file&gt;..." to unstage)</text:p>
      <text:p text:style-name="P75"><text:s text:c="8"/>new file: <text:s text:c="2"/>.~lock.WhatIDid.odt#</text:p>
      <text:p text:style-name="P75"><text:s text:c="8"/>new file: <text:s text:c="2"/>WhatIDid.odt</text:p>
      <text:p text:style-name="P75"><text:s text:c="8"/>modified: <text:s text:c="2"/>pom.xml</text:p>
      <text:p text:style-name="P75"><text:s text:c="8"/>modified: <text:s text:c="2"/>src/main/java/guru/springframework/sfgdi/controllers/PetController.java</text:p>
      <text:p text:style-name="P75"><text:s text:c="8"/>modified: <text:s text:c="2"/>src/main/java/guru/springframework/sfgdi/services/CatPetService.java</text:p>
      <text:p text:style-name="P75"><text:s text:c="8"/>modified: <text:s text:c="2"/>src/main/java/guru/springframework/sfgdi/services/DogPetService.java</text:p>
      <text:p text:style-name="P75"><text:s text:c="8"/>modified: <text:s text:c="2"/>src/main/resources/application.properties</text:p>
      <text:p text:style-name="P75"><text:soft-page-break/>&gt; git push origin di-assignment</text:p>
      <text:p text:style-name="P75"/>
      <text:p text:style-name="P75"/>
      <text:p text:style-name="P74"/>
      <text:p text:style-name="P74"/>
      <text:p text:style-name="P74"/>
      <text:p text:style-name="P74"/>
      <text:p text:style-name="P73"/>
      <text:p text:style-name="P72"/>
      <text:p text:style-name="P72"/>
      <text:h text:style-name="P114" text:outline-level="1">Section 5 Spring Fram<text:span text:style-name="T23">e</text:span>work Configuration</text:h>
      <text:p text:style-name="P98"/>
      <text:p text:style-name="P99"/>
      <text:p text:style-name="P100">Lesson 72 Component Scan</text:p>
      <text:p text:style-name="P100"/>
      <text:p text:style-name="P102">• Annotation Based Configuration - Annotations introduced in Java 5</text:p>
      <text:p text:style-name="P102">• Introduced in Spring Framework 3</text:p>
      <text:p text:style-name="P102">• Spring beans found via ‘Component Scans’</text:p>
      <text:p text:style-name="P102">• A scan of packages for annotated components</text:p>
      <text:p text:style-name="P102">• Spring Beans are found via class level annotations</text:p>
      <text:p text:style-name="P102">• @Controller, @Service, @Component, @Repository</text:p>
      <text:p text:style-name="P102"/>
      <text:p text:style-name="P97"><text:span text:style-name="T26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01"/>
      <text:p text:style-name="P101"/>
      <text:p text:style-name="P103">At times you may need to use a ja<text:span text:style-name="T22">r</text:span> etc that is not under the directory structure of your main method class. Such as you need to import another jar file etc</text:p>
      <text:p text:style-name="P98"><text:span text:style-name="T8">In such a case one uses the </text:span>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104"/>
      <text:p text:style-name="P105">As an example I’ll create a new branchfrom di-assignment (note defferes from John’s as my Pet classes are not in my ‘life-cyle-demo’ asd I checked out the previous work on assignement só it did not merge.</text:p>
      <text:p text:style-name="P105">Now I move the Pet service to a new packeage and refacctor it.</text:p>
      <text:p text:style-name="P8">com.springframework.pets</text:p>
      <text:p text:style-name="P54"><text:span text:style-name="T12"><text:tab/></text:span><text:span text:style-name="T13">PetService.java</text:span></text:p>
      <text:p text:style-name="P54"><text:span text:style-name="T12"><text:tab/></text:span><text:span text:style-name="T1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/>
      <text:p text:style-name="P41"/>
      <text:p text:style-name="P41"/>
      <text:p text:style-name="P42">As you will note that there are two packages</text:p>
      <text:p text:style-name="P42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42"><text:s text:c="152"/></text:p>
      <text:p text:style-name="P42"/>
      <text:p text:style-name="P42"><text:s/></text:p>
      <text:p text:style-name="P42"/>
      <text:p text:style-name="P42"/>
      <text:p text:style-name="P42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42"/>
      <text:p text:style-name="P42">Now I need to tell Spring-Boot where the packages are that it need to scan for.</text:p>
      <text:p text:style-name="P42">This is done in the Main methods application using 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9" draw:text-style-name="P146" svg:width="13.567cm" svg:height="5.345cm" svg:x="0.242cm" svg:y="0cm"><draw:text-box><text:p text:style-name="P145"><text:span text:style-name="T44">@ComponentScan(basePackages = {"guru.springframework.sfgdi", </text:span><text:span text:style-name="T44">"com.springframework.pets"})</text:span><text:span text:style-name="T44"><text:line-break/></text:span><text:span text:style-name="T44">@SpringBootApplication</text:span><text:span text:style-name="T44"><text:line-break/></text:span><text:span text:style-name="T44">public class SfgDiApplication {</text:span></text:p><text:p text:style-name="P145"><text:span text:style-name="T44"/></text:p><text:p text:style-name="P145"><text:span text:style-name="T44"/></text:p><text:p text:style-name="P145"><text:span text:style-name="T44">public static void main(String[] args) {</text:span></text:p><text:p text:style-name="P145"><text:span text:style-name="T44"/></text:p><text:p text:style-name="P145"><text:span text:style-name="T44">}</text:span></text:p><text:p text:style-name="P145"><text:span text:style-name="T44"/></text:p><text:p text:style-name="P145"><text:span text:style-name="T44">}</text:span><text:span text:style-name="T44"><text:line-break/></text:span><text:span text:style-name="T44"/></text:p><text:p text:style-name="P145"><text:span text:style-name="T44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6">Now, one criticism of that approach is, to do that component scan, Spring on startup is doing reflection</text:p>
      <text:p text:style-name="P109">and going through the classes utilizing Java reflection utils to inspect the classes.</text:p>
      <text:p text:style-name="P110">Now, traditionally, reflections got a bad rep of being very slow.</text:p>
      <text:p text:style-name="P109">Here we only have a few classes, not a bad performance impact at all.</text:p>
      <text:p text:style-name="P109">And I also want to iterate that that performance impact only happens on application startup.</text:p>
      <text:p text:style-name="P109">Now, if you had hundreds or thousands of Spring components, hopefully not thousands, that that seems</text:p>
      <text:p text:style-name="P109">like an application ripe for refactoring to me.</text:p>
      <text:p text:style-name="P113"><text:span text:style-name="T30">But larger applications</text:span>.</text:p>
      <text:p text:style-name="P5"/>
      <text:p text:style-name="P80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08">What we're going to do is refactor from using the Spring stereotype annotations, which depended on</text:p>
      <text:p text:style-name="P112">that component scan to a Java based configuration.</text:p>
      <text:p text:style-name="P112">So that's why I'm going to do is refactor a few of these to use Java configuration rather than the component</text:p>
      <text:p text:style-name="P112">scan and reflection on startup</text:p>
      <text:p text:style-name="P12"/>
      <text:p text:style-name="P12"/>
      <text:list xml:id="list3141576407" text:style-name="L7">
        <text:list-item>
          <text:p text:style-name="P127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18" draw:text-style-name="P147" svg:width="10.835cm" svg:height="3.825cm" svg:x="0cm" svg:y="0cm"><draw:text-box><text:p text:style-name="P145"><text:span text:style-name="T47">public class </text:span><text:span text:style-name="T52">ConstructorGreetingService </text:span><text:span text:style-name="T47">implements </text:span><text:span text:style-name="T52">GreetingService 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Constructo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17" draw:text-style-name="P150" svg:width="11.466cm" svg:height="3.513cm" svg:x="0cm" svg:y="0cm"><draw:text-box><text:p text:style-name="P145"><text:span text:style-name="T47">public class </text:span><text:span text:style-name="T52">PropertyInjectedGreetingService </text:span><text:span text:style-name="T47">implements </text:span><text:span text:style-name="T52">GreetingService 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Property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6" draw:text-style-name="P150" svg:width="11.598cm" svg:height="3.264cm" svg:x="0cm" svg:y="0cm"><draw:text-box><text:p text:style-name="P145"><text:span text:style-name="T47">public class </text:span><text:span text:style-name="T52">SetterInjected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Sette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3967493838" text:style-name="L8">
        <text:list-item>
          <text:p text:style-name="P129">Add the Java Based Cofiguration Class</text:p>
          <text:list>
            <text:list-item>
              <text:p text:style-name="P128">here I create a new package to put the Jva cofiguration file(s) in one place</text:p>
            </text:list-item>
          </text:list>
        </text:list-item>
      </text:list>
      <text:p text:style-name="P55"><text:span text:style-name="T21"><text:tab/><text:tab/></text:span><text:span text:style-name="T17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15" draw:text-style-name="P147" svg:width="13.346cm" svg:height="7.393cm" svg:x="0cm" svg:y="0cm"><draw:text-box><text:p text:style-name="P145"><text:span text:style-name="T47">public class </text:span><text:span text:style-name="T52">GreeingServiceConfig {</text:span><text:span text:style-name="T52"><text:line-break/></text:span><text:span text:style-name="T52"><text:line-break/></text:span><text:span text:style-name="T52"> <text:s text:c="3"/></text:span><text:span text:style-name="T53">@Bean</text:span><text:span text:style-name="T53"><text:line-break/></text:span><text:span text:style-name="T53"> <text:s text:c="3"/></text:span><text:span text:style-name="T52">ConstructorGreetingService </text:span><text:span text:style-name="T54">constructorGreetingService</text:span><text:span text:style-name="T52">(){</text:span><text:span text:style-name="T52"><text:line-break/></text:span><text:span text:style-name="T52"> <text:s text:c="7"/></text:span><text:span text:style-name="T47">return new </text:span><text:span text:style-name="T52">ConstructorGreetingService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Bean</text:span><text:span text:style-name="T53"><text:line-break/></text:span><text:span text:style-name="T53"> <text:s text:c="3"/></text:span><text:span text:style-name="T52">PropertyInjectedGreetingService </text:span><text:span text:style-name="T54">propertyInjectedGreetingService</text:span><text:span text:style-name="T52">(){</text:span><text:span text:style-name="T52"><text:line-break/></text:span><text:span text:style-name="T52"> <text:s text:c="7"/></text:span><text:span text:style-name="T47">return new </text:span><text:span text:style-name="T52">PropertyInjectedGreetingService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Bean</text:span><text:span text:style-name="T53"><text:line-break/></text:span><text:span text:style-name="T53"> <text:s text:c="3"/></text:span><text:span text:style-name="T52">SetterInjectedGreetingService </text:span><text:span text:style-name="T54">setterInjectedGreetingService</text:span><text:span text:style-name="T52">(){</text:span><text:span text:style-name="T52"><text:line-break/></text:span><text:span text:style-name="T52"> <text:s text:c="7"/></text:span><text:span text:style-name="T47">return new </text:span><text:span text:style-name="T52">SetterInjectedGreetingService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4">Lesson 74 – Primary Bean Profiles</text:p>
      <text:p text:style-name="P13"/>
      <text:p text:style-name="P56"><text:a xlink:type="simple" xlink:href="https://github.com/roloje777/sfg-di/tree/primary-profile" text:style-name="Internet_20_link" text:visited-style-name="Visited_20_Internet_20_Link"><text:span text:style-name="T26">branch primary-profile</text:span></text:a></text:p>
      <text:p text:style-name="P13"/>
      <text:p text:style-name="P15">Here we are going to change the Componant scan based ”Profiles” na “Primary “ bean of the “language services” to Java Based profiles.</text:p>
      <text:p text:style-name="P15"/>
      <text:list xml:id="list2507513319" text:style-name="L9">
        <text:list-item>
          <text:p text:style-name="P131">Changing the Primary Bean service</text:p>
          <text:list>
            <text:list-item>
              <text:p text:style-name="P131">remove the lines in red</text:p>
            </text:list-item>
          </text:list>
        </text:list-item>
      </text:list>
      <text:p text:style-name="P15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14" draw:text-style-name="P147" svg:width="9.967cm" svg:height="5.845cm" svg:x="0cm" svg:y="0.337cm"><draw:text-box><text:p>package guru.springframework.sfgdi.services;</text:p><text:p/><text:p><text:span text:style-name="T51">import org.springframework.context.annotation.Primary;</text:span></text:p><text:p><text:span text:style-name="T51">import org.springframework.stereotype.Service;</text:span></text:p><text:p/><text:p>/**</text:p><text:p><text:s/>* Created by jt on 12/27/19.</text:p><text:p><text:s/>*/</text:p><text:p><text:span text:style-name="T51"/></text:p><text:p><text:span text:style-name="T51"><text:s/></text:span><text:span text:style-name="T51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94534343392681" text:continue-numbering="true" text:style-name="L9">
        <text:list-item>
          <text:list>
            <text:list-item>
              <text:p text:style-name="P132">Add the following to the Java based config file</text:p>
              <text:p text:style-name="P132">in blue text</text:p>
            </text:list-item>
          </text:list>
        </text:list-item>
      </text:list>
      <text:p text:style-name="P16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3" draw:text-style-name="P147" svg:width="8.437cm" svg:height="4.871cm" svg:x="0cm" svg:y="0cm"><draw:text-box><text:p>public class GreetingServiceConfig {</text:p><text:p/><text:p>..</text:p><text:p><text:s/><text:span text:style-name="T24">@Primary</text:span></text:p><text:p><text:span text:style-name="T24"><text:s/></text:span><text:span text:style-name="T24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16"><text:s text:c="10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647845521" text:style-name="L10">
        <text:list-item>
          <text:p text:style-name="P144">Changing the “Profile” bean service</text:p>
          <text:list>
            <text:list-item>
              <text:p text:style-name="P133">delete lines in the red</text:p>
            </text:list-item>
          </text:list>
        </text:list-item>
      </text:list>
      <text:p text:style-name="P21"/>
      <text:p text:style-name="P21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2" draw:text-style-name="P147" svg:width="11.274cm" svg:height="7.57cm" svg:x="0cm" svg:y="0cm"><draw:text-box><text:p>package guru.springframework.sfgdi.services;</text:p><text:p/><text:p><text:span text:style-name="T51">import org.springframework.context.annotation.Profile;</text:span></text:p><text:p><text:span text:style-name="T51">import org.springframework.stereotype.Service;</text:span></text:p><text:p/><text:p>/**</text:p><text:p><text:s/>* Created by jt on 12/27/19.</text:p><text:p><text:s/>*/</text:p><text:p><text:span text:style-name="T51">@Profile("EN")</text:span></text:p><text:p><text:span text:style-name="T51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1" draw:text-style-name="P147" svg:width="11.45cm" svg:height="7.305cm" svg:x="0cm" svg:y="0cm"><draw:text-box><text:p>package guru.springframework.sfgdi.services;</text:p><text:p/><text:p><text:span text:style-name="T51">import org.springframework.context.annotation.Profile;</text:span></text:p><text:p><text:span text:style-name="T51">import org.springframework.stereotype.Service;</text:span></text:p><text:p/><text:p>/**</text:p><text:p><text:s/>* Created by jt on 12/27/19.</text:p><text:p><text:s/>*/</text:p><text:p><text:span text:style-name="T51">@Profile({"ES", "default"})</text:span></text:p><text:p><text:span text:style-name="T51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2"/>
      <text:list xml:id="list3357797950" text:style-name="L11">
        <text:list-item>
          <text:p text:style-name="P134">Add profiles to java based configuration file</text:p>
          <text:list>
            <text:list-item>
              <text:p text:style-name="P134">line in blue text</text:p>
              <text:p text:style-name="P138"><text:span text:style-name="T20">note the name in the “EN” profile is </text:span><text:span text:style-name="T19"><text:s/></text:span><text:span text:style-name="T31">i18nService</text:span></text:p>
              <text:p text:style-name="P134">só its the default name when the spring contect look its up, but</text:p>
            </text:list-item>
            <text:list-item>
              <text:p text:style-name="P134">as java dos not allow to methods with same “method signatures the “ES” profile</text:p>
            </text:list-item>
            <text:list-item>
              <text:p text:style-name="P138"><text:span text:style-name="T20">method name is changed and @Bean given the name </text:span><text:span text:style-name="T19"><text:s/></text:span><text:span text:style-name="T31">@Bean("i18nService")</text:span></text:p>
            </text:list-item>
            <text:list-item>
              <text:p text:style-name="P134"/>
              <text:p text:style-name="P134"/>
            </text:list-item>
          </text:list>
        </text:list-item>
      </text:list>
      <text:p text:style-name="P17"/>
      <text:p text:style-name="P17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0" draw:text-style-name="P147" svg:width="12.759cm" svg:height="7.792cm" svg:x="0.102cm" svg:y="-0.072cm"><draw:text-box><text:p>@Configuration</text:p><text:p>public class GreetingServiceConfig {</text:p><text:p/><text:p>..</text:p><text:p><text:s/><text:span text:style-name="T24">@Profile({"ES", "default"})</text:span></text:p><text:p><text:span text:style-name="T24"><text:s text:c="4"/></text:span><text:span text:style-name="T24">@Bean("i18nService")</text:span></text:p><text:p><text:span text:style-name="T24"><text:s text:c="4"/></text:span><text:span text:style-name="T24">I18NSpanishService i18NSpanishService(){</text:span></text:p><text:p><text:span text:style-name="T24"><text:s text:c="8"/></text:span><text:span text:style-name="T24">return new I18NSpanishService();</text:span></text:p><text:p><text:span text:style-name="T24"><text:s text:c="4"/></text:span><text:span text:style-name="T24">}</text:span></text:p><text:p><text:span text:style-name="T24"/></text:p><text:p><text:span text:style-name="T24"><text:s text:c="4"/></text:span><text:span text:style-name="T24">@Profile("EN")</text:span></text:p><text:p><text:span text:style-name="T24"><text:s text:c="4"/></text:span><text:span text:style-name="T24">@Bean</text:span></text:p><text:p><text:span text:style-name="T24"><text:s text:c="4"/></text:span><text:span text:style-name="T24">I18nEnglishGreetingService i18nService(){</text:span></text:p><text:p><text:span text:style-name="T24"><text:s text:c="8"/></text:span><text:span text:style-name="T24">return new I18nEnglishGreetingService();</text:span></text:p><text:p><text:span text:style-name="T24"><text:s text:c="4"/></text:span><text:span text:style-name="T24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9" draw:text-style-name="P149" svg:width="9.79cm" svg:height="5.174cm" svg:x="0cm" svg:y="0cm"><draw:text-box><text:p text:style-name="P145"><text:span text:style-name="T44">I18nController i18nController = (I18nController) ctx.getBean("i18nController");</text:span><text:span text:style-name="T44"><text:line-break/></text:span><text:span text:style-name="T44">System.</text:span><text:span text:style-name="T50">out</text:span><text:span text:style-name="T44">.println(i18nController.sayHello());</text:span><text:span text:style-name="T44"><text:line-break/></text:span><text:span text:style-name="T44"><text:line-break/></text:span><text:span text:style-name="T44">MyController myController = (MyController) ctx.getBean("myController");</text:span><text:span text:style-name="T44"><text:line-break/></text:span><text:span text:style-name="T44"><text:line-break/></text:span><text:span text:style-name="T44">System.</text:span><text:span text:style-name="T50">out</text:span><text:span text:style-name="T44">.println("------- Primary Bean");</text:span><text:span text:style-name="T44"><text:line-break/></text:span><text:span text:style-name="T44">System.</text:span><text:span text:style-name="T50">out</text:span><text:span text:style-name="T44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<text:s text:c="2"/></text:p>
      <text:p text:style-name="P18"/>
      <text:p text:style-name="P18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8" draw:text-style-name="P147" svg:width="9.101cm" svg:height="2.015cm" svg:x="0cm" svg:y="0cm"><draw:text-box><text:p text:style-name="P145"><text:span text:style-name="T47">spring.profiles.active</text:span><text:span text:style-name="T48">=</text:span><text:span text:style-name="T49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1"/>
      <text:p text:style-name="P18"><text:s text:c="2"/></text:p>
      <text:p text:style-name="P18"/>
      <text:p text:style-name="P18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7" draw:text-style-name="P147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18"/>
      <text:p text:style-name="P18"/>
      <text:p text:style-name="P18"/>
      <text:p text:style-name="P18"/>
      <text:p text:style-name="P85">Lesson 75 Dependency Injection in Java Configuration</text:p>
      <text:p text:style-name="P14"/>
      <text:p text:style-name="P79"><text:a xlink:type="simple" xlink:href="https://github.com/roloje777/sfg-di/tree/di-in-java-config" text:style-name="Internet_20_link" text:visited-style-name="Visited_20_Internet_20_Link"><text:span text:style-name="T25">branch di-in-java-config</text:span></text:a></text:p>
      <text:p text:style-name="P19"/>
      <text:p text:style-name="P19"/>
      <text:p text:style-name="P107">OK, what I want to demonstrate to you is how we can use Dependency Injection within our Java configuration,</text:p>
      <text:p text:style-name="P111">so very common thing to do.</text:p>
      <text:p text:style-name="P111">But to do that, to come up with an example, I want to do a little refactoring.</text:p>
      <text:p text:style-name="P111">So here we have our EnglishGreetingService.</text:p>
      <text:p text:style-name="P111">Let's say, rather than returning a string from this method, we actually wanted to return it from a</text:p>
      <text:p text:style-name="P111">database.</text:p>
      <text:p text:style-name="P111">So I'm using a hypothetical situation here, purely hypothetical.</text:p>
      <text:p text:style-name="P111">We're going to say that we want to store that into a database.</text:p>
      <text:p text:style-name="P111">Now, a common pattern that we use with the Spring Framework is to use repositories, and we've already</text:p>
      <text:p text:style-name="P111">demonstrated that previously in the course.</text:p>
      <text:p text:style-name="P111">So I'm going to make a mock repository for the EnglishGreetingService.</text:p>
      <text:p text:style-name="P19"/>
      <text:p text:style-name="P19"/>
      <text:p text:style-name="P57"><text:a xlink:type="simple" xlink:href="https://github.com/roloje777/sfg-di/commit/db342d02fd69ee0bf10f1e5e751c9f2326df7514" text:style-name="Internet_20_link" text:visited-style-name="Visited_20_Internet_20_Link"><text:span text:style-name="T24">See changes here</text:span></text:a></text:p>
      <text:p text:style-name="P22"/>
      <text:p text:style-name="P22"/>
      <text:p text:style-name="P22"/>
      <text:p text:style-name="P19"/>
      <text:p text:style-name="P19"/>
      <text:p text:style-name="P19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19"/>
      <text:p text:style-name="P83"/>
      <text:p text:style-name="P19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6" draw:text-style-name="P148" svg:width="11.173cm" svg:height="4.867cm" svg:x="0.014cm" svg:y="0cm"><draw:text-box><text:p text:style-name="P145"><text:span text:style-name="T45">package guru.springframework.sfgdi.services;</text:span><text:span text:style-name="T45"><text:line-break/></text:span><text:span text:style-name="T45"><text:line-break/></text:span><text:span text:style-name="T46">/**</text:span><text:span text:style-name="T46"><text:line-break/></text:span><text:span text:style-name="T46"> * Created by jt on 12/26/19.</text:span><text:span text:style-name="T46"><text:line-break/></text:span><text:span text:style-name="T46"> */</text:span><text:span text:style-name="T46"><text:line-break/></text:span><text:span text:style-name="T45">public interface GreetingService {</text:span><text:span text:style-name="T45"><text:line-break/></text:span><text:span text:style-name="T45"><text:line-break/></text:span><text:span text:style-name="T45"> <text:s text:c="3"/>String sayGreeting();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19"><text:s text:c="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5" draw:text-style-name="P148" svg:width="12.011cm" svg:height="12.743cm" svg:x="0.012cm" svg:y="0cm"><draw:text-box><text:p text:style-name="P145"><text:span text:style-name="T45">package guru.springframework.sfgdi.services;</text:span><text:span text:style-name="T45"><text:line-break/></text:span><text:span text:style-name="T45"><text:line-break/></text:span><text:span text:style-name="T45"><text:line-break/></text:span><text:span text:style-name="T45">import guru.springframework.sfgdi.repositories.EnglishGreetingRepository;</text:span><text:span text:style-name="T45"><text:line-break/></text:span><text:span text:style-name="T45"><text:line-break/></text:span><text:span text:style-name="T46">/**</text:span><text:span text:style-name="T46"><text:line-break/></text:span><text:span text:style-name="T46"> * Created by jt on 12/27/19.</text:span><text:span text:style-name="T46"><text:line-break/></text:span><text:span text:style-name="T46"> */</text:span><text:span text:style-name="T46"><text:line-break/></text:span><text:span text:style-name="T46"><text:line-break/></text:span><text:span text:style-name="T46"><text:line-break/></text:span><text:span text:style-name="T45">public class I18nEnglishGreetingService implements GreetingService {</text:span><text:span text:style-name="T45"><text:line-break/></text:span><text:span text:style-name="T45"><text:line-break/></text:span><text:span text:style-name="T45"> <text:s text:c="3"/>private final EnglishGreetingRepository englishGreetingRepository;</text:span><text:span text:style-name="T45"><text:line-break/></text:span><text:span text:style-name="T45"><text:line-break/></text:span><text:span text:style-name="T45"> <text:s text:c="3"/>public I18nEnglishGreetingService(EnglishGreetingRepository englishGreetingRepository) {</text:span><text:span text:style-name="T45"><text:line-break/></text:span><text:span text:style-name="T45"> <text:s text:c="7"/>this.englishGreetingRepository = englishGreetingRepository;</text:span><text:span text:style-name="T45"><text:line-break/></text:span><text:span text:style-name="T45"> <text:s text:c="3"/>}</text:span><text:span text:style-name="T45"><text:line-break/></text:span><text:span text:style-name="T45"><text:line-break/></text:span><text:span text:style-name="T45"> <text:s text:c="3"/>@Override</text:span><text:span text:style-name="T45"><text:line-break/></text:span><text:span text:style-name="T45"> <text:s text:c="3"/>public String sayGreeting() {</text:span><text:span text:style-name="T45"><text:line-break/></text:span><text:span text:style-name="T45"><text:line-break/></text:span><text:span text:style-name="T45"> <text:s text:c="7"/>// I changed this as John did not use the actual repo here</text:span><text:span text:style-name="T45"><text:line-break/></text:span><text:span text:style-name="T45"> <text:s text:c="7"/>//return "Hello World - EN";</text:span><text:span text:style-name="T45"><text:line-break/></text:span><text:span text:style-name="T45"> <text:s text:c="7"/>return englishGreetingRepository.getGreeting();</text:span><text:span text:style-name="T45"><text:line-break/></text:span><text:span text:style-name="T45"> <text:s text:c="3"/>}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19"/>
      <text:p text:style-name="P19"><text:s text:c="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3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4" draw:text-style-name="P148" svg:width="13.907cm" svg:height="5.94cm" svg:x="0cm" svg:y="0cm"><draw:text-box><text:p text:style-name="P145"><text:span text:style-name="T45">package guru.springframework.sfgdi.repositories;</text:span><text:span text:style-name="T45"><text:line-break/></text:span><text:span text:style-name="T45"><text:line-break/></text:span><text:span text:style-name="T45">public interface EnglishGreetingRepository {</text:span><text:span text:style-name="T45"><text:line-break/></text:span><text:span text:style-name="T45"><text:line-break/></text:span><text:span text:style-name="T45"> <text:s text:c="3"/>String getGreeting();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7"/></text:p>
      <text:p text:style-name="P19"><text:s text:c="3"/></text:p>
      <text:p text:style-name="P19"><text:s text:c="184"/></text:p>
      <text:p text:style-name="P19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3" draw:text-style-name="P148" svg:width="13.597cm" svg:height="6.084cm" svg:x="0cm" svg:y="0cm"><draw:text-box><text:p text:style-name="P145"><text:span text:style-name="T45">package guru.springframework.sfgdi.repositories;</text:span><text:span text:style-name="T45"><text:line-break/></text:span><text:span text:style-name="T45"><text:line-break/></text:span><text:span text:style-name="T45">public class EnglishGreetingRepositoryImpl implements EnglishGreetingRepository{</text:span><text:span text:style-name="T45"><text:line-break/></text:span><text:span text:style-name="T45"> <text:s text:c="3"/>@Override</text:span><text:span text:style-name="T45"><text:line-break/></text:span><text:span text:style-name="T45"> <text:s text:c="3"/>public String getGreeting() {</text:span><text:span text:style-name="T45"><text:line-break/></text:span><text:span text:style-name="T45"> <text:s text:c="7"/>return "Hello World! - EN";</text:span><text:span text:style-name="T45"><text:line-break/></text:span><text:span text:style-name="T45"> <text:s text:c="3"/>}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text:anchor-type="paragraph" draw:z-index="75" draw:name="Shape48" draw:style-name="gr2" draw:text-style-name="P147" svg:width="16.537cm" svg:height="10.967cm" svg:x="0.078cm" svg:y="-9.603cm"><draw:text-box><text:p/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83"><text:s/></text:p>
      <text:p text:style-name="P19"/>
      <text:p text:style-name="P19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1" draw:text-style-name="P146" svg:width="16.758cm" svg:height="23.088cm" svg:x="0cm" svg:y="0cm"><draw:text-box><text:p text:style-name="P145"><text:span text:style-name="T44">package guru.springframework.sfgdi.config;</text:span><text:span text:style-name="T44"><text:line-break/></text:span><text:span text:style-name="T44"><text:line-break/></text:span><text:span text:style-name="T44">import guru.springframework.sfgdi.repositories.EnglishGreetingRepository;</text:span><text:span text:style-name="T44"><text:line-break/></text:span><text:span text:style-name="T44">import guru.springframework.sfgdi.repositories.EnglishGreetingRepositoryImpl;</text:span><text:span text:style-name="T44"><text:line-break/></text:span><text:span text:style-name="T44">import guru.springframework.sfgdi.services.*;</text:span><text:span text:style-name="T44"><text:line-break/></text:span><text:span text:style-name="T44"><text:line-break/></text:span><text:span text:style-name="T44">import org.springframework.context.annotation.Bean;</text:span><text:span text:style-name="T44"><text:line-break/></text:span><text:span text:style-name="T44">import org.springframework.context.annotation.Configuration;</text:span><text:span text:style-name="T44"><text:line-break/></text:span><text:span text:style-name="T44">import org.springframework.context.annotation.Primary;</text:span><text:span text:style-name="T44"><text:line-break/></text:span><text:span text:style-name="T44">import org.springframework.context.annotation.Profile;</text:span><text:span text:style-name="T44"><text:line-break/></text:span><text:span text:style-name="T44"><text:line-break/></text:span><text:span text:style-name="T44">@Configuration</text:span><text:span text:style-name="T44"><text:line-break/></text:span><text:span text:style-name="T44">public class GreeingServiceConfig {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ConstructorGreetingService constructorGreetingService(){</text:span><text:span text:style-name="T44"><text:line-break/></text:span><text:span text:style-name="T44"> <text:s text:c="7"/>return new ConstructorGreetingService(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PropertyInjectedGreetingService propertyInjectedGreetingService(){</text:span><text:span text:style-name="T44"><text:line-break/></text:span><text:span text:style-name="T44"> <text:s text:c="7"/>return new PropertyInjectedGreetingService(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SetterInjectedGreetingService setterInjectedGreetingService(){</text:span><text:span text:style-name="T44"><text:line-break/></text:span><text:span text:style-name="T44"> <text:s text:c="7"/>return new SetterInjectedGreetingService();</text:span><text:span text:style-name="T44"><text:line-break/></text:span><text:span text:style-name="T44"> <text:s text:c="3"/>}</text:span><text:span text:style-name="T44"><text:line-break/></text:span><text:span text:style-name="T44"> <text:s text:c="3"/>@Primary</text:span><text:span text:style-name="T44"><text:line-break/></text:span><text:span text:style-name="T44"> <text:s text:c="3"/>@Bean</text:span><text:span text:style-name="T44"><text:line-break/></text:span><text:span text:style-name="T44"> <text:s text:c="3"/>PrimaryGreetingService primaryGreetingService(){</text:span><text:span text:style-name="T44"><text:line-break/></text:span><text:span text:style-name="T44"> <text:s text:c="7"/>return new PrimaryGreetingService(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EnglishGreetingRepository englishGreetingRepository(){</text:span><text:span text:style-name="T44"><text:line-break/></text:span><text:span text:style-name="T44"> <text:s text:c="7"/>return new EnglishGreetingRepositoryImpl();</text:span><text:span text:style-name="T44"><text:line-break/></text:span><text:span text:style-name="T44"> <text:s text:c="3"/>}</text:span><text:span text:style-name="T44"><text:line-break/></text:span><text:span text:style-name="T44"> <text:s text:c="3"/>@Profile("EN")</text:span><text:span text:style-name="T44"><text:line-break/></text:span><text:span text:style-name="T44"> <text:s text:c="3"/>@Bean()</text:span><text:span text:style-name="T44"><text:line-break/></text:span><text:span text:style-name="T44"> <text:s text:c="3"/>I18nEnglishGreetingService i18nService(EnglishGreetingRepository englishGreetingRepository)</text:span><text:span text:style-name="T44">{</text:span><text:span text:style-name="T44"><text:line-break/></text:span><text:span text:style-name="T44"> <text:s text:c="7"/>return new I18nEnglishGreetingService(englishGreetingRepository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Profile({"ES", "default"})</text:span><text:span text:style-name="T44"><text:line-break/></text:span><text:span text:style-name="T44"> <text:s text:c="3"/>@Bean("i18nService")</text:span><text:span text:style-name="T44"><text:line-break/></text:span><text:span text:style-name="T44"> <text:s text:c="3"/>I18NSpanishService i18NSpanishService(){</text:span><text:span text:style-name="T44"><text:line-break/></text:span><text:span text:style-name="T44"> <text:s text:c="7"/>return new I18NSpanishService();</text:span><text:span text:style-name="T44"><text:line-break/></text:span><text:span text:style-name="T44"> <text:s text:c="3"/>}</text:span><text:span text:style-name="T44"><text:line-break/></text:span><text:span text:style-name="T44">}</text:span><text:span text:style-name="T44"><text:line-break/></text:span><text:span text:style-name="T44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19"/>
      <text:p text:style-name="P19"/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 text:c="2"/><text:span text:style-name="T32">Lesson 75 Using Factory Bean</text:span></text:p>
      <text:p text:style-name="P130"/>
      <text:p text:style-name="P23">In this lesson we use the factory pattern to configure the Pet services in the Java Configuration.</text:p>
      <text:p text:style-name="P23"/>
      <text:p text:style-name="P137"><text:a xlink:type="simple" xlink:href="https://github.com/roloje777/sfg-di/tree/factory-beans" text:style-name="Internet_20_link" text:visited-style-name="Visited_20_Internet_20_Link">Branch factory-beans</text:a></text:p>
      <text:p text:style-name="P23"/>
      <text:list xml:id="list3848506308" text:style-name="L12">
        <text:list-item>
          <text:p text:style-name="P142"><text:span text:style-name="T29">I create the Factory pattern class </text:span><text:span text:style-name="T38">PetServiceFactory.</text:span><text:span text:style-name="T39">java</text:span></text:p>
        </text:list-item>
        <text:list-item>
          <text:p text:style-name="P136">Delete the “component scan” annotations <text:s/>from the Service classes as I’ll be using the Java based configuration to create Spring context beans</text:p>
          <text:list>
            <text:list-item>
              <text:p text:style-name="P136"><text:span text:style-name="T35">//@Profile("cat")</text:span><text:line-break/><text:span text:style-name="T35">//@Service()</text:span></text:p>
            </text:list-item>
            <text:list-item>
              <text:p text:style-name="P136"><text:span text:style-name="T35">//@Profile({"dog", "default"})</text:span><text:line-break/><text:span text:style-name="T35">//@Service</text:span></text:p>
            </text:list-item>
            <text:list-item>
              <text:p text:style-name="P136"/>
            </text:list-item>
          </text:list>
        </text:list-item>
        <text:list-item>
          <text:p text:style-name="P142"><text:span text:style-name="T29">create the methods required in the Java Configuration file </text:span><text:span text:style-name="T38">GreeingServiceConfig.</text:span><text:span text:style-name="T39">java</text:span></text:p>
          <text:list>
            <text:list-item>
              <text:p text:style-name="P142"><text:span text:style-name="T41">@Bean</text:span><text:line-break/><text:span text:style-name="T38">PetServiceFactory </text:span><text:span text:style-name="T43">petServiceFactory</text:span><text:span text:style-name="T38">(){</text:span><text:line-break/><text:span text:style-name="T38"> <text:s text:c="3"/></text:span><text:span text:style-name="T33">return new </text:span><text:span text:style-name="T38">PetServiceFactory()</text:span><text:span text:style-name="T33">;</text:span><text:line-break/><text:span text:style-name="T38">}</text:span><text:line-break/><text:span text:style-name="T40">@Profile</text:span><text:span text:style-name="T38">({</text:span><text:span text:style-name="T36">"default"</text:span><text:span text:style-name="T33">,</text:span><text:span text:style-name="T36">"dog"</text:span><text:span text:style-name="T38">})</text:span><text:line-break/><text:span text:style-name="T40">@Bean</text:span><text:line-break/><text:span text:style-name="T38">PetService </text:span><text:span text:style-name="T43">dogPetService</text:span><text:span text:style-name="T38">(PetServiceFactory petServiceFactory){</text:span><text:line-break/><text:span text:style-name="T38"> <text:s text:c="3"/></text:span><text:span text:style-name="T33">return </text:span><text:span text:style-name="T38">petServiceFactory.getPetService(</text:span><text:span text:style-name="T36">"dog"</text:span><text:span text:style-name="T38">)</text:span><text:span text:style-name="T33">;</text:span><text:line-break/><text:span text:style-name="T38">}</text:span><text:line-break/><text:line-break/><text:span text:style-name="T40">@Profile</text:span><text:span text:style-name="T38">({</text:span><text:span text:style-name="T36">"cat"</text:span><text:span text:style-name="T38">})</text:span><text:line-break/><text:span text:style-name="T40">@Bean</text:span><text:line-break/><text:span text:style-name="T38">PetService </text:span><text:span text:style-name="T43">catPetService</text:span><text:span text:style-name="T38">(PetServiceFactory petServiceFactory){</text:span><text:line-break/><text:span text:style-name="T38"> <text:s text:c="3"/></text:span><text:span text:style-name="T33">return </text:span><text:span text:style-name="T38">petServiceFactory.getPetService(</text:span><text:span text:style-name="T36">"cat"</text:span><text:span text:style-name="T38">)</text:span><text:span text:style-name="T33">;</text:span><text:line-break/><text:span text:style-name="T38">}</text:span></text:p>
            </text:list-item>
            <text:list-item>
              <text:p text:style-name="P142"><text:span text:style-name="T39"/></text:p>
            </text:list-item>
            <text:list-item>
              <text:p text:style-name="P142"><text:span text:style-name="T39"/></text:p>
            </text:list-item>
          </text:list>
        </text:list-item>
        <text:list-item>
          <text:p text:style-name="P136">Remove the Context Scan in the main method class as it will now use Java Configuration</text:p>
          <text:list>
            <text:list-item>
              <text:p text:style-name="P136"><text:span text:style-name="T35">//@ComponentScan(basePackages = {"guru.springframework.sfgdi", "com.springframework.pets"})</text:span><text:line-break/><text:span text:style-name="T42">@SpringBootApplication</text:span><text:line-break/><text:span text:style-name="T34">public class </text:span><text:span text:style-name="T37">SfgDiApplication {</text:span></text:p>
            </text:list-item>
          </text:list>
        </text:list-item>
        <text:list-item>
          <text:p text:style-name="P136">Clean up classes by removing the unused imports etc</text:p>
        </text:list-item>
      </text:list>
      <text:p text:style-name="P137"/>
      <text:p text:style-name="P137"/>
      <text:p text:style-name="P137">See differences here</text:p>
      <text:p text:style-name="P1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2T09:45:33.743782339</dc:date>
    <meta:editing-duration>PT3H56M50S</meta:editing-duration>
    <meta:editing-cycles>37</meta:editing-cycles>
    <meta:generator>LibreOffice/6.4.7.2$Linux_X86_64 LibreOffice_project/40$Build-2</meta:generator>
    <meta:document-statistic meta:table-count="0" meta:image-count="6" meta:object-count="0" meta:page-count="35" meta:paragraph-count="313" meta:word-count="2167" meta:character-count="15814" meta:non-whitespace-character-count="13176"/>
  </office:meta>
</office:document-meta>
</file>